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2800000298AADD641CBCC14F9F.png" manifest:media-type="image/png"/>
  <manifest:file-entry manifest:full-path="Pictures/100000000000025C00000119C1E832D416CF5A4A.png" manifest:media-type="image/png"/>
  <manifest:file-entry manifest:full-path="Pictures/100000000000025C00000119DADF75AF8558E4C9.png" manifest:media-type="image/png"/>
  <manifest:file-entry manifest:full-path="Pictures/100000000000022200000189E63C1D9E18F19787.png" manifest:media-type="image/png"/>
  <manifest:file-entry manifest:full-path="Pictures/100000000000022200000189632E24A30879DAE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47cm"/>
    </style:style>
    <style:style style:name="gr140" style:family="graphic" style:parent-style-name="standard">
      <style:graphic-properties draw:stroke="none" svg:stroke-color="#000000" draw:fill="none" draw:fill-color="#ffffff" fo:min-height="1.267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1"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2"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3" style:family="graphic" style:parent-style-name="standard">
      <style:graphic-properties draw:stroke="none" svg:stroke-color="#000000" draw:fill="none" draw:fill-color="#ffffff" fo:min-height="1.355cm"/>
    </style:style>
    <style:style style:name="gr154"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5" style:family="graphic" style:parent-style-name="standard">
      <style:graphic-properties svg:stroke-color="#336633" draw:marker-start="Arrow" draw:marker-start-width="0.3cm" draw:marker-end="Arrow" draw:marker-end-width="0.3cm" draw:textarea-vertical-align="middle"/>
    </style:style>
    <style:style style:name="gr156"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7"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0" style:family="graphic" style:parent-style-name="standard">
      <style:graphic-properties draw:stroke="none" svg:stroke-color="#000000" draw:fill="none" draw:fill-color="#ffffff" fo:min-height="1.089cm"/>
    </style:style>
    <style:style style:name="gr161"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2" style:family="graphic" style:parent-style-name="standard">
      <style:graphic-properties draw:stroke="none" svg:stroke-color="#000000" draw:fill="none" draw:fill-color="#ffffff" fo:min-height="1.152cm"/>
    </style:style>
    <style:style style:name="gr163" style:family="graphic" style:parent-style-name="Default_5f_4">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64"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5" style:family="graphic" style:parent-style-name="Default_5f_4">
      <style:graphic-properties draw:stroke="none" svg:stroke-color="#000000" draw:fill="none" draw:fill-color="#ffffff" draw:auto-grow-height="true" draw:auto-grow-width="false" fo:max-height="0cm" fo:min-height="0.374cm"/>
    </style:style>
    <style:style style:name="gr166"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7" style:family="graphic" style:parent-style-name="Default_5f_4">
      <style:graphic-properties draw:stroke="none" svg:stroke-color="#000000" draw:fill="none" draw:fill-color="#ffffff" draw:auto-grow-height="true" draw:auto-grow-width="false" fo:max-height="0cm" fo:min-height="0.511cm"/>
    </style:style>
    <style:style style:name="gr168" style:family="graphic" style:parent-style-name="Default_5f_4">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9"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1" style:family="graphic" style:parent-style-name="Default_5f_4">
      <style:graphic-properties draw:stroke="none" svg:stroke-color="#000000" draw:fill="none" draw:fill-color="#ffffff" fo:min-height="1.355cm"/>
    </style:style>
    <style:style style:name="gr172" style:family="graphic" style:parent-style-name="Default_5f_4">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73" style:family="graphic" style:parent-style-name="Default_5f_4">
      <style:graphic-properties draw:fill="gradient" draw:fill-gradient-name="lightGreen" draw:textarea-horizontal-align="justify" draw:textarea-vertical-align="middle" draw:auto-grow-height="false" fo:min-height="2.248cm" fo:min-width="2.364cm" fo:wrap-option="no-wrap"/>
    </style:style>
    <style:style style:name="gr174" style:family="graphic" style:parent-style-name="Default_5f_4">
      <style:graphic-properties svg:stroke-color="#336633" draw:marker-start="Arrow" draw:marker-start-width="0.3cm" draw:marker-end="Arrow" draw:marker-end-width="0.3cm" draw:textarea-vertical-align="middle"/>
    </style:style>
    <style:style style:name="gr175"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76"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7" style:family="graphic" style:parent-style-name="Default_5f_4">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8" style:family="graphic" style:parent-style-name="Default_5f_4">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9" style:family="graphic" style:parent-style-name="Default_5f_4">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0" style:family="graphic" style:parent-style-name="Default_5f_4">
      <style:graphic-properties draw:stroke="none" svg:stroke-color="#000000" draw:fill="none" draw:fill-color="#ffffff" fo:min-height="1.089cm"/>
    </style:style>
    <style:style style:name="gr181" style:family="graphic" style:parent-style-name="Default_5f_4">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4">
      <style:graphic-properties draw:stroke="none" svg:stroke-color="#000000" draw:fill="none" draw:fill-color="#ffffff" fo:min-height="1.152cm"/>
    </style:style>
    <style:style style:name="gr183" style:family="graphic" style:parent-style-name="Default_5f_2">
      <style:graphic-properties svg:stroke-color="#336633" draw:marker-start="Arrow" draw:marker-start-width="0.3cm" draw:marker-end="Arrow" draw:marker-end-width="0.3cm" draw:textarea-vertical-align="middle"/>
    </style:style>
    <style:style style:name="gr184"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85"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86" style:family="graphic" style:parent-style-name="Default_5f_2">
      <style:graphic-properties draw:stroke="none" svg:stroke-color="#000000" draw:fill="none" draw:fill-color="#ffffff" draw:auto-grow-height="true" draw:auto-grow-width="false" fo:max-height="0cm" fo:min-height="0.374cm"/>
    </style:style>
    <style:style style:name="gr187"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88" style:family="graphic" style:parent-style-name="Default_5f_2">
      <style:graphic-properties draw:stroke="none" svg:stroke-color="#000000" draw:fill="none" draw:fill-color="#ffffff" draw:auto-grow-height="true" draw:auto-grow-width="false" fo:max-height="0cm" fo:min-height="0.511cm"/>
    </style:style>
    <style:style style:name="gr189"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90"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92" style:family="graphic" style:parent-style-name="Default_5f_2">
      <style:graphic-properties draw:stroke="none" svg:stroke-color="#000000" draw:fill="none" draw:fill-color="#ffffff" fo:min-height="1.355cm"/>
    </style:style>
    <style:style style:name="gr193"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94"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95"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96"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97"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98"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99" style:family="graphic" style:parent-style-name="Default_5f_2">
      <style:graphic-properties draw:stroke="none" svg:stroke-color="#000000" draw:fill="none" draw:fill-color="#ffffff" fo:min-height="1.089cm"/>
    </style:style>
    <style:style style:name="gr200"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201" style:family="graphic" style:parent-style-name="Default_5f_2">
      <style:graphic-properties draw:stroke="none" svg:stroke-color="#000000" draw:fill="none" draw:fill-color="#ffffff" fo:min-height="1.152cm"/>
    </style:style>
    <style:style style:name="gr202"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203" style:family="graphic" style:parent-style-name="Default_5f_2">
      <style:graphic-properties draw:stroke="none" svg:stroke-color="#000000" draw:fill="none" draw:fill-color="#ffffff" fo:min-height="1.083cm"/>
    </style:style>
    <style:style style:name="gr204"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20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206"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20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208" style:family="graphic" style:parent-style-name="standard">
      <style:graphic-properties draw:stroke="none" svg:stroke-color="#000000" draw:fill="none" draw:fill-color="#ffffff" draw:textarea-vertical-align="middle" fo:min-height="0.826cm"/>
    </style:style>
    <style:style style:name="gr20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210"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21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12" style:family="graphic" style:parent-style-name="standard">
      <style:graphic-properties draw:stroke="none" svg:stroke-color="#000000" draw:fill="none" draw:fill-color="#ffffff" fo:min-height="0.611cm"/>
    </style:style>
    <style:style style:name="gr213" style:family="graphic" style:parent-style-name="standard">
      <style:graphic-properties draw:stroke="none" svg:stroke-color="#000000" draw:fill="none" draw:fill-color="#ffffff" fo:min-height="1.423cm"/>
    </style:style>
    <style:style style:name="gr214"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15"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16" style:family="graphic" style:parent-style-name="Default_5f_2_5f_1">
      <style:graphic-properties draw:stroke="none" svg:stroke-color="#000000" draw:fill="none" draw:fill-color="#ffffff" fo:min-height="1.089cm"/>
    </style:style>
    <style:style style:name="gr217"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18" style:family="graphic" style:parent-style-name="Default_5f_2_5f_1">
      <style:graphic-properties draw:stroke="none" svg:stroke-color="#000000" draw:fill="none" draw:fill-color="#ffffff" draw:auto-grow-height="true" draw:auto-grow-width="false" fo:max-height="0cm" fo:min-height="0.511cm"/>
    </style:style>
    <style:style style:name="gr219"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20" style:family="graphic" style:parent-style-name="Default_5f_2_5f_1">
      <style:graphic-properties draw:stroke="none" svg:stroke-color="#000000" draw:fill="none" draw:fill-color="#ffffff" draw:auto-grow-height="true" draw:auto-grow-width="false" fo:max-height="0cm" fo:min-height="0.374cm"/>
    </style:style>
    <style:style style:name="gr221" style:family="graphic" style:parent-style-name="Default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22" style:family="graphic" style:parent-style-name="standard">
      <style:graphic-properties draw:fill-color="#ffffff" draw:textarea-horizontal-align="justify" draw:textarea-vertical-align="middle" draw:auto-grow-height="false" fo:min-height="0.571cm" fo:min-width="1.513cm"/>
    </style:style>
    <style:style style:name="gr223" style:family="graphic" style:parent-style-name="standard">
      <style:graphic-properties draw:fill-color="#ffffff" draw:textarea-horizontal-align="justify" draw:textarea-vertical-align="middle" draw:auto-grow-height="false" fo:min-height="0.755cm" fo:min-width="1.573cm"/>
    </style:style>
    <style:style style:name="gr224"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225" style:family="graphic" style:parent-style-name="standard">
      <style:graphic-properties draw:stroke="none" svg:stroke-color="#000000" draw:fill="none" draw:fill-color="#ffffff" fo:min-height="1.195cm"/>
    </style:style>
    <style:style style:name="gr226"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27" style:family="graphic" style:parent-style-name="Default_5f_2_5f_1">
      <style:graphic-properties svg:stroke-width="0cm" draw:marker-start-width="0.203cm" draw:marker-end-width="0.203cm" draw:fill="gradient" draw:fill-color="#ffcc99" draw:fill-gradient-name="rojomatias"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28" style:family="graphic" style:parent-style-name="Default_5f_5">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29" style:family="graphic" style:parent-style-name="standard">
      <style:graphic-properties draw:stroke="dash" draw:stroke-dash="Ultrafine_20_Dashed" svg:stroke-width="0.051cm" svg:stroke-color="#000000" draw:marker-start-width="0.355cm" draw:marker-end="Arrowhead_20_1" draw:marker-end-width="0.355cm" draw:textarea-vertical-align="middle" fo:padding-top="0.15cm" fo:padding-bottom="0.15cm" fo:padding-left="0.275cm" fo:padding-right="0.275cm"/>
    </style:style>
    <style:style style:name="gr230" style:family="graphic" style:parent-style-name="objectwithoutfill">
      <style:graphic-properties draw:stroke="solid"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3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44cm" fo:min-width="0.008cm" fo:padding-top="0.15cm" fo:padding-bottom="0.15cm" fo:padding-left="0.275cm" fo:padding-right="0.275cm"/>
    </style:style>
    <style:style style:name="gr232" style:family="graphic" style:parent-style-name="objectwithoutfill">
      <style:graphic-properties draw:stroke="dash" draw:stroke-dash="Ultrafine_20_Dashed" svg:stroke-width="0.051cm" draw:marker-start-width="0.279cm" draw:marker-end="Arrowhead_20_1" draw:marker-end-width="0.356cm" draw:fill="none" draw:textarea-vertical-align="middle" fo:padding-top="0.15cm" fo:padding-bottom="0.15cm" fo:padding-left="0.275cm" fo:padding-right="0.275cm"/>
    </style:style>
    <style:style style:name="gr233" style:family="graphic" style:parent-style-name="objectwithoutfill">
      <style:graphic-properties draw:stroke="dash" draw:stroke-dash="Fine_20_Dashed" svg:stroke-width="0.051cm" svg:stroke-color="#000080" draw:marker-start-width="0.279cm" draw:marker-end="Arrowhead_20_11" draw:marker-end-width="0.356cm" draw:fill="none" draw:textarea-vertical-align="middle" fo:padding-top="0.15cm" fo:padding-bottom="0.15cm" fo:padding-left="0.275cm" fo:padding-right="0.275cm"/>
    </style:style>
    <style:style style:name="gr234"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35"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5.156cm" fo:padding-top="0.125cm" fo:padding-bottom="0.125cm" fo:padding-left="0.25cm" fo:padding-right="0.25cm"/>
    </style:style>
    <style:style style:name="gr236" style:family="graphic" style:parent-style-name="objectwithoutfill">
      <style:graphic-properties draw:stroke="dash" draw:stroke-dash="Ultrafine_20_2_20_Dots_20_3_20_Dashes" svg:stroke-width="0.051cm" draw:marker-start-width="0.279cm" draw:marker-end="Arrowhead_20_1" draw:marker-end-width="0.356cm" draw:fill="none" draw:textarea-vertical-align="middle" fo:padding-top="0.15cm" fo:padding-bottom="0.15cm" fo:padding-left="0.275cm" fo:padding-right="0.275cm" draw:shadow-offset-x="0.203cm" draw:shadow-offset-y="0.203cm"/>
    </style:style>
    <style:style style:name="gr237" style:family="graphic" style:parent-style-name="objectwithoutfill">
      <style:graphic-properties draw:stroke="dash" draw:stroke-dash="Fine_20_Dashed" svg:stroke-width="0.051cm" svg:stroke-color="#000080" draw:marker-start-width="0.279cm" draw:marker-end="Arrowhead_20_11" draw:marker-end-width="0.381cm" draw:fill="none" draw:textarea-vertical-align="middle" fo:padding-top="0.15cm" fo:padding-bottom="0.15cm" fo:padding-left="0.275cm" fo:padding-right="0.275cm"/>
    </style:style>
    <style:style style:name="gr238" style:family="graphic" style:parent-style-name="objectwithoutfill">
      <style:graphic-properties svg:stroke-width="0.051cm" draw:marker-start-width="0.355cm" draw:marker-end="Arrowhead_20_1" draw:marker-end-width="0.356cm" draw:fill="none" draw:textarea-vertical-align="middle" fo:padding-top="0.15cm" fo:padding-bottom="0.15cm" fo:padding-left="0.275cm" fo:padding-right="0.275cm"/>
    </style:style>
    <style:style style:name="gr239" style:family="graphic" style:parent-style-name="objectwithoutfill">
      <style:graphic-properties draw:stroke="dash" draw:stroke-dash="Fine_20_Dashed" svg:stroke-width="0.051cm" svg:stroke-color="#000080" draw:marker-start-width="0.355cm" draw:marker-end="Arrowhead_20_22" draw:marker-end-width="0.356cm" draw:marker-end-center="true" draw:fill="none" draw:textarea-vertical-align="middle" fo:padding-top="0.15cm" fo:padding-bottom="0.15cm" fo:padding-left="0.275cm" fo:padding-right="0.275cm" draw:shadow-offset-x="0.203cm" draw:shadow-offset-y="0.203cm"/>
    </style:style>
    <style:style style:name="gr240" style:family="graphic" style:parent-style-name="objectwithoutfill">
      <style:graphic-properties draw:stroke="dash"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41" style:family="graphic" style:parent-style-name="objectwithoutfill">
      <style:graphic-properties draw:stroke="solid" draw:stroke-dash="Fine_20_Dashed" svg:stroke-width="0.051cm" svg:stroke-color="#000080" draw:marker-start-width="0.279cm" draw:marker-end="Arrowhead_20_8" draw:marker-end-width="0.356cm" draw:fill="none" draw:textarea-vertical-align="middle" fo:padding-top="0.15cm" fo:padding-bottom="0.15cm" fo:padding-left="0.275cm" fo:padding-right="0.275cm"/>
    </style:style>
    <style:style style:name="gr242" style:family="graphic" style:parent-style-name="Default_5f_1">
      <style:graphic-properties draw:stroke="none" svg:stroke-color="#000000" draw:fill="none" draw:fill-color="#ffffff" draw:textarea-vertical-align="middle" fo:min-height="0.826cm"/>
    </style:style>
    <style:style style:name="gr243" style:family="graphic" style:parent-style-name="objectwithoutfill">
      <style:graphic-properties draw:stroke="solid" draw:stroke-dash="Fine_20_Dashed" svg:stroke-width="0.051cm" svg:stroke-color="#000080" draw:marker-start-width="0.279cm" draw:marker-end="Arrowhead_20_8" draw:marker-end-width="0.381cm" draw:fill="none" draw:textarea-vertical-align="middle" fo:padding-top="0.15cm" fo:padding-bottom="0.15cm" fo:padding-left="0.275cm" fo:padding-right="0.275cm"/>
    </style:style>
    <style:style style:name="gr244"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2.412cm" fo:min-width="3.469cm" fo:padding-top="0.15cm" fo:padding-bottom="0.15cm" fo:padding-left="0.05cm" fo:padding-right="0.05cm" draw:shadow="hidden" draw:shadow-offset-x="0.051cm" draw:shadow-offset-y="0.051cm" draw:shadow-color="#000000"/>
    </style:style>
    <style:style style:name="gr245"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46"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47" style:family="graphic" style:parent-style-name="Default_5f_2_5f_1_5f_3">
      <style:graphic-properties draw:stroke="none" svg:stroke-color="#000000" draw:fill="none" draw:fill-color="#ffffff" fo:min-height="1.089cm"/>
    </style:style>
    <style:style style:name="gr248"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49" style:family="graphic" style:parent-style-name="Default_5f_2_5f_1_5f_3">
      <style:graphic-properties draw:stroke="none" svg:stroke-color="#000000" draw:fill="none" draw:fill-color="#ffffff" draw:auto-grow-height="true" draw:auto-grow-width="false" fo:max-height="0cm" fo:min-height="0.511cm"/>
    </style:style>
    <style:style style:name="gr250"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51" style:family="graphic" style:parent-style-name="Default_5f_2_5f_1_5f_3">
      <style:graphic-properties draw:stroke="none" svg:stroke-color="#000000" draw:fill="none" draw:fill-color="#ffffff" draw:auto-grow-height="true" draw:auto-grow-width="false" fo:max-height="0cm" fo:min-height="0.374cm"/>
    </style:style>
    <style:style style:name="gr252" style:family="graphic" style:parent-style-name="Default_5f_5_5f_3">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53" style:family="graphic" style:parent-style-name="Default_5f_8">
      <style:graphic-properties draw:fill-color="#ffffff" draw:textarea-horizontal-align="justify" draw:textarea-vertical-align="middle" draw:auto-grow-height="false" fo:min-height="0.571cm" fo:min-width="1.513cm"/>
    </style:style>
    <style:style style:name="gr254" style:family="graphic" style:parent-style-name="Default_5f_8">
      <style:graphic-properties draw:fill-color="#ffffff" draw:textarea-horizontal-align="justify" draw:textarea-vertical-align="middle" draw:auto-grow-height="false" fo:min-height="0.755cm" fo:min-width="1.573cm"/>
    </style:style>
    <style:style style:name="gr255" style:family="graphic" style:parent-style-name="Default_5f_8">
      <style:graphic-properties draw:stroke="none" svg:stroke-color="#000000" draw:fill="none" draw:fill-color="#ffffff" fo:min-height="1.195cm"/>
    </style:style>
    <style:style style:name="gr256" style:family="graphic" style:parent-style-name="Default_5f_8">
      <style:graphic-properties draw:stroke="none" svg:stroke-color="#000000" draw:fill="none" draw:fill-color="#ffffff" fo:min-height="1.423cm"/>
    </style:style>
    <style:style style:name="gr257" style:family="graphic" style:parent-style-name="Default_5f_8">
      <style:graphic-properties draw:stroke="none" svg:stroke-color="#000000" draw:fill="none" draw:fill-color="#ffffff" fo:min-height="0.611cm"/>
    </style:style>
    <style:style style:name="gr258" style:family="graphic" style:parent-style-name="Default_5f_8">
      <style:graphic-properties draw:stroke="none" svg:stroke-color="#000000" draw:fill="none" draw:fill-color="#ffffff" draw:textarea-vertical-align="middle" fo:min-height="0.826cm"/>
    </style:style>
    <style:style style:name="gr259" style:family="graphic" style:parent-style-name="Default_5f_8">
      <style:graphic-properties svg:stroke-width="0cm" svg:stroke-color="#000000" draw:marker-start-width="0.203cm" draw:marker-end-width="0.203cm" draw:fill="none" draw:textarea-horizontal-align="justify" draw:textarea-vertical-align="middle" draw:auto-grow-height="false" fo:min-height="0.906cm" fo:min-width="16.612cm" fo:padding-top="0.125cm" fo:padding-bottom="0.125cm" fo:padding-left="0.25cm" fo:padding-right="0.25cm"/>
    </style:style>
    <style:style style:name="gr260" style:family="graphic" style:parent-style-name="standard">
      <style:graphic-properties svg:stroke-color="#000000" draw:fill="gradient" draw:fill-color="#ffffff" draw:fill-gradient-name="rojomatias" draw:textarea-horizontal-align="justify" draw:textarea-vertical-align="middle" draw:auto-grow-height="false" fo:min-height="0.67cm" fo:min-width="5.487cm"/>
    </style:style>
    <style:style style:name="gr261" style:family="graphic" style:parent-style-name="Default_5f_2_5f_1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2" style:family="graphic" style:parent-style-name="Default_5f_2_5f_1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3" style:family="graphic" style:parent-style-name="Default_5f_2_5f_1_5f_4">
      <style:graphic-properties draw:stroke="none" svg:stroke-color="#000000" draw:fill="none" draw:fill-color="#ffffff" fo:min-height="1.089cm"/>
    </style:style>
    <style:style style:name="gr264" style:family="graphic" style:parent-style-name="Default_5f_9">
      <style:graphic-properties draw:fill-color="#ffffff" draw:textarea-horizontal-align="justify" draw:textarea-vertical-align="middle" draw:auto-grow-height="false" fo:min-height="0.571cm" fo:min-width="1.513cm"/>
    </style:style>
    <style:style style:name="gr265" style:family="graphic" style:parent-style-name="Default_5f_9">
      <style:graphic-properties draw:fill-color="#ffffff" draw:textarea-horizontal-align="justify" draw:textarea-vertical-align="middle" draw:auto-grow-height="false" fo:min-height="0.755cm" fo:min-width="1.573cm"/>
    </style:style>
    <style:style style:name="gr266" style:family="graphic" style:parent-style-name="Default_5f_9">
      <style:graphic-properties draw:stroke="none" svg:stroke-color="#000000" draw:fill="none" draw:fill-color="#ffffff" fo:min-height="1.089cm"/>
    </style:style>
    <style:style style:name="gr267"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8"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69" style:family="graphic" style:parent-style-name="Default_5f_2_5f_1_5f_4">
      <style:graphic-properties draw:stroke="none" svg:stroke-color="#000000" draw:fill="none" draw:fill-color="#ffffff" draw:auto-grow-height="true" draw:auto-grow-width="false" fo:max-height="0cm" fo:min-height="0.374cm"/>
    </style:style>
    <style:style style:name="gr270" style:family="graphic" style:parent-style-name="Default_5f_9">
      <style:graphic-properties draw:stroke="none" svg:stroke-color="#000000" draw:fill="none" draw:fill-color="#ffffff" fo:min-height="0.611cm"/>
    </style:style>
    <style:style style:name="gr271" style:family="graphic" style:parent-style-name="Default_5f_9">
      <style:graphic-properties draw:stroke="none" svg:stroke-color="#000000" draw:fill="none" draw:fill-color="#ffffff" draw:textarea-vertical-align="middle" fo:min-height="0.826cm"/>
    </style:style>
    <style:style style:name="gr272" style:family="graphic" style:parent-style-name="Default_5f_9">
      <style:graphic-properties svg:stroke-width="0cm" svg:stroke-color="#000000" draw:marker-start-width="0.203cm" draw:marker-end-width="0.203cm" draw:fill="none" draw:textarea-horizontal-align="justify" draw:textarea-vertical-align="middle" draw:auto-grow-height="false" fo:min-height="0.906cm" fo:min-width="15.353cm" fo:padding-top="0.125cm" fo:padding-bottom="0.125cm" fo:padding-left="0.25cm" fo:padding-right="0.25cm"/>
    </style:style>
    <style:style style:name="gr273"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74" style:family="graphic" style:parent-style-name="Default_5f_6">
      <style:graphic-properties draw:stroke="none" svg:stroke-color="#000000" draw:fill="none" draw:fill-color="#ffffff" fo:min-height="1.195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none" draw:fill-color="#ffffff"/>
      <style:paragraph-properties fo:text-align="center"/>
      <style:text-properties fo:font-size="18pt"/>
    </style:style>
    <style:style style:name="P72" style:family="paragraph">
      <loext:graphic-properties draw:fill="gradient" draw:fill-gradient-name="lightGreen"/>
      <style:paragraph-properties fo:text-align="center"/>
      <style:text-properties fo:font-size="10.5pt" style:font-size-asian="10.5pt" style:font-size-complex="10.5pt"/>
    </style:style>
    <style:style style:name="P73" style:family="paragraph">
      <style:paragraph-properties fo:text-align="center"/>
      <style:text-properties fo:font-size="18pt"/>
    </style:style>
    <style:style style:name="P74" style:family="paragraph">
      <loext:graphic-properties draw:fill-color="#ffffff"/>
      <style:paragraph-properties fo:text-align="center"/>
      <style:text-properties fo:font-size="18pt"/>
    </style:style>
    <style:style style:name="P75"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6" style:family="paragraph">
      <style:paragraph-properties fo:text-align="center"/>
      <style:text-properties fo:font-size="14pt" style:font-size-asian="14pt" style:font-size-complex="14pt"/>
    </style:style>
    <style:style style:name="P77" style:family="paragraph">
      <loext:graphic-properties draw:fill="none" draw:fill-color="#ffffff"/>
      <style:paragraph-properties fo:text-align="center"/>
      <style:text-properties fo:font-size="10pt" style:font-size-asian="10pt" style:font-size-complex="10pt"/>
    </style:style>
    <style:style style:name="P78"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79"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0" style:family="paragraph">
      <loext:graphic-properties draw:fill="none" draw:fill-color="#ffffff"/>
      <style:text-properties fo:font-size="12pt" fo:font-weight="normal" style:font-size-asian="12pt" style:font-weight-asian="normal" style:font-size-complex="12pt" style:font-weight-complex="normal"/>
    </style:style>
    <style:style style:name="P81" style:family="paragraph">
      <loext:graphic-properties draw:fill="none" draw:fill-color="#ffffff"/>
      <style:text-properties fo:color="#b2b2b2" fo:font-size="15pt" fo:font-weight="bold" style:font-size-asian="15pt" style:font-weight-asian="bold" style:font-size-complex="15pt" style:font-weight-complex="bold"/>
    </style:style>
    <style:style style:name="P82" style:family="paragraph">
      <style:paragraph-properties fo:text-align="center"/>
      <style:text-properties fo:font-size="12pt" style:font-size-asian="12pt" style:font-size-complex="12pt"/>
    </style:style>
    <style:style style:name="P83" style:family="paragraph">
      <loext:graphic-properties draw:fill-color="#ffffff"/>
      <style:paragraph-properties fo:text-align="center"/>
      <style:text-properties fo:font-size="14pt" style:font-size-asian="14pt" style:font-size-complex="14pt"/>
    </style:style>
    <style:style style:name="P84" style:family="paragraph">
      <loext:graphic-properties draw:fill-color="#ffffff"/>
      <style:paragraph-properties fo:text-align="center"/>
      <style:text-properties fo:font-size="10.5pt" style:font-size-asian="10.5pt" style:font-size-complex="10.5pt"/>
    </style:style>
    <style:style style:name="P85" style:family="paragraph">
      <loext:graphic-properties draw:fill="gradient" draw:fill-color="#ffcc99" draw:fill-gradient-name="Gradient_20_3"/>
      <style:paragraph-properties fo:text-align="center"/>
    </style:style>
    <style:style style:name="P86" style:family="paragraph">
      <loext:graphic-properties draw:fill="gradient" draw:fill-color="#ffcc99" draw:fill-gradient-name="rojomatias"/>
      <style:paragraph-properties fo:text-align="center"/>
    </style:style>
    <style:style style:name="P87" style:family="paragraph">
      <loext:graphic-properties draw:fill="solid" draw:fill-color="#ffffff"/>
      <style:paragraph-properties fo:text-align="center"/>
      <style:text-properties fo:color="#000000" style:text-outline="false" fo:font-size="14pt" fo:text-shadow="none" fo:font-weight="normal" style:font-size-asian="14pt" style:font-weight-asian="normal" style:font-size-complex="14pt" style:font-weight-complex="normal"/>
    </style:style>
    <style:style style:name="P88" style:family="paragraph">
      <loext:graphic-properties draw:fill="none"/>
      <style:paragraph-properties fo:text-align="center"/>
      <style:text-properties fo:font-size="14pt" style:font-size-asian="14pt" style:font-size-complex="14pt"/>
    </style:style>
    <style:style style:name="P89" style:family="paragraph">
      <loext:graphic-properties draw:fill="none"/>
      <style:paragraph-properties fo:text-align="center"/>
      <style:text-properties fo:font-size="18pt"/>
    </style:style>
    <style:style style:name="P90" style:family="paragraph">
      <loext:graphic-properties draw:fill="gradient" draw:fill-color="#ffffff" draw:fill-gradient-name="rojomatias"/>
      <style:paragraph-properties fo:text-align="center"/>
      <style:text-properties fo:color="#000000" style:text-outline="false" fo:font-size="12pt" fo:text-shadow="none" fo:font-weight="normal" style:font-size-asian="12pt" style:font-weight-asian="normal" style:font-size-complex="12pt" style:font-weight-complex="normal"/>
    </style:style>
    <style:style style:name="P91" style:family="paragraph">
      <loext:graphic-properties draw:fill="gradient" draw:fill-color="#ffffff" draw:fill-gradient-name="rojomatias"/>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fo:font-size="16pt" fo:text-shadow="none" fo:font-weight="bold" style:font-size-asian="16pt" style:font-weight-asian="bold" style:font-size-complex="16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true" fo:font-size="14pt" fo:text-shadow="none" fo:font-weight="bold" style:font-size-asian="14pt" style:font-weight-asian="bold" style:font-size-complex="14pt" style:font-weight-complex="bold"/>
    </style:style>
    <style:style style:name="T42" style:family="text">
      <style:text-properties fo:color="#000080" style:text-outline="false" fo:font-size="15pt" fo:text-shadow="none" fo:font-weight="bold" style:font-size-asian="15pt" style:font-weight-asian="bold" style:font-size-complex="15pt" style:font-weight-complex="bold"/>
    </style:style>
    <style:style style:name="T43" style:family="text">
      <style:text-properties fo:color="#000080" style:text-outline="false" fo:font-size="26pt" fo:text-shadow="none" fo:font-weight="bold" style:font-size-asian="26pt" style:font-weight-asian="bold" style:font-size-complex="26pt"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b2b2b2" fo:font-size="15pt" fo:font-weight="bold" style:font-size-asian="15pt" style:font-weight-asian="bold" style:font-size-complex="15pt" style:font-weight-complex="bold"/>
    </style:style>
    <style:style style:name="T46" style:family="text">
      <style:text-properties fo:font-size="10.5pt" style:font-size-asian="10.5pt" style:font-size-complex="10.5pt"/>
    </style:style>
    <style:style style:name="T47" style:family="text">
      <style:text-properties fo:color="#000000" style:text-outline="false" fo:font-size="14pt" fo:text-shadow="none" fo:font-weight="normal" style:font-size-asian="14pt" style:font-weight-asian="normal" style:font-size-complex="14pt" style:font-weight-complex="normal"/>
    </style:style>
    <style:style style:name="T48" style:family="text">
      <style:text-properties fo:color="#000000" style:text-outline="false" fo:font-size="12pt" fo:text-shadow="none" fo:font-weight="normal" style:font-size-asian="12pt" style:font-weight-asian="normal" style:font-size-complex="12pt" style:font-weight-complex="normal"/>
    </style:style>
    <style:style style:name="T49" style:family="text">
      <style:text-properties fo:color="#000000" style:text-outline="false" fo:font-size="10pt" fo:font-style="italic" fo:text-shadow="none" fo:font-weight="bold" style:font-size-asian="10pt" style:font-style-asian="italic" style:font-weight-asian="bold" style:font-size-complex="10pt" style:font-style-complex="italic" style:font-weight-complex="bold"/>
    </style:style>
    <style:style style:name="T50" style:family="text">
      <style:text-properties fo:color="#000000" style:text-outline="false" fo:font-size="10pt" fo:text-shadow="none"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73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07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85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14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08cm" svg:x2="14.825cm" svg:y2="5.75cm" draw:start-shape="id23" draw:start-glue-point="4" draw:end-shape="id24" draw:end-glue-point="8" svg:d="M14825 4508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3cm" svg:x2="24.522cm" svg:y2="4.33cm" draw:start-shape="id23" draw:start-glue-point="10" draw:end-shape="id25" draw:end-glue-point="6" svg:d="M15026 4330h9496" svg:viewBox="0 0 9497 1">
          <text:p/>
        </draw:connector>
        <draw:connector draw:style-name="gr75" draw:text-style-name="P9" draw:layer="layout" draw:type="line" svg:x1="15.026cm" svg:y1="5.93cm" svg:x2="24.522cm" svg:y2="5.93cm" draw:start-shape="id24" draw:start-glue-point="10" draw:end-shape="id26" draw:end-glue-point="6" svg:d="M15026 5930h9496" svg:viewBox="0 0 9497 1">
          <text:p/>
        </draw:connector>
        <draw:custom-shape draw:style-name="gr68" draw:text-style-name="P37" xml:id="id25" draw:id="id25" draw:layer="layout" svg:width="0.405cm" svg:height="0.359cm" svg:x="24.521cm" svg:y="4.1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line draw:style-name="gr130" draw:text-style-name="P9" draw:layer="layout" svg:x1="18.874cm" svg:y1="33.594cm" svg:x2="17.575cm" svg:y2="35.31cm">
          <text:p/>
        </draw:line>
        <draw:line draw:style-name="gr130" draw:text-style-name="P9" draw:layer="layout" svg:x1="18.409cm" svg:y1="32.472cm" svg:x2="16.376cm" svg:y2="33.659cm">
          <text:p/>
        </draw:line>
        <draw:frame draw:style-name="gr131" draw:text-style-name="P69" draw:layer="layout" svg:width="3.683cm" svg:height="0.861cm" svg:x="18.378cm" svg:y="32.029cm">
          <draw:text-box>
            <text:p><text:span text:style-name="T36">Dire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97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AADD641CBCC14F9F.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28" draw:layer="layout" svg:width="3.21cm" svg:height="3.259cm" svg:x="52.316cm" svg:y="34.7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553cm" svg:y="34.806cm">
          <draw:text-box>
            <text:p><text:span text:style-name="T16">Model 1</text:span></text:p>
          </draw:text-box>
        </draw:frame>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52"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3"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54" draw:text-style-name="P72" draw:layer="layout" svg:width="4.383cm" svg:height="3.851cm" svg:x="59.164cm" svg:y="34.682cm">
          <text:p text:style-name="P1"><text:span text:style-name="T38"><text:s/></text:span><text:span text:style-name="T38">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 draw:layer="layout" svg:x1="63.623cm" svg:y1="36.235cm" svg:x2="66.875cm" svg:y2="36.481cm">
          <text:p/>
        </draw:line>
        <draw:line draw:style-name="gr155" draw:text-style-name="P1" draw:layer="layout" svg:x1="55.676cm" svg:y1="36.66cm" svg:x2="59.021cm" svg:y2="36.244cm">
          <text:p/>
        </draw:line>
        <draw:custom-shape draw:style-name="gr156" draw:text-style-name="P30" draw:layer="layout" svg:width="3.118cm" svg:height="3.239cm" svg:x="67.037cm" svg:y="34.712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077cm" svg:y="34.677cm">
          <draw:text-box>
            <text:p><text:span text:style-name="T16">Model A</text:span></text:p>
          </draw:text-box>
        </draw:frame>
        <draw:line draw:style-name="gr15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custom-shape draw:style-name="gr158"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71" draw:layer="layout" svg:width="3.447cm" svg:height="1.339cm" svg:x="52.077cm" svg:y="24.951cm">
          <draw:text-box>
            <text:p text:style-name="P1"><text:span text:style-name="T30">Language 1</text:span></text:p>
          </draw:text-box>
        </draw:frame>
        <draw:frame draw:style-name="gr160" draw:text-style-name="P71" draw:layer="layout" svg:width="3.447cm" svg:height="1.339cm" svg:x="66.435cm" svg:y="25.021cm">
          <draw:text-box>
            <text:p text:style-name="P1"><text:span text:style-name="T30">Language 2</text:span></text:p>
          </draw:text-box>
        </draw:frame>
        <draw:line draw:style-name="gr16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1"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62" draw:text-style-name="P71" draw:layer="layout" svg:width="3.447cm" svg:height="1.402cm" svg:x="51.465cm" svg:y="32.657cm">
          <draw:text-box>
            <text:p text:style-name="P1"><text:span text:style-name="T30">Conforms to</text:span></text:p>
          </draw:text-box>
        </draw:frame>
        <draw:frame draw:style-name="gr162" draw:text-style-name="P71" draw:layer="layout" svg:width="3.447cm" svg:height="1.402cm" svg:x="66.031cm" svg:y="32.783cm">
          <draw:text-box>
            <text:p text:style-name="P1"><text:span text:style-name="T30">Conforms to</text:span></text:p>
          </draw:text-box>
        </draw:frame>
      </draw:page>
      <draw:page draw:name="page14" draw:style-name="dp1" draw:master-page-name="Default">
        <draw:custom-shape draw:style-name="gr163" draw:text-style-name="P75" draw:layer="layout" svg:width="4.728cm" svg:height="2.786cm" svg:x="58.82cm" svg:y="25.18cm">
          <draw:glue-point draw:id="12" svg:x="4.49cm" svg:y="2.03cm"/>
          <text:p text:style-name="P1"><text:span text:style-name="T41">Coordination</text:span></text:p>
          <text:p text:style-name="P1"><text:span text:style-name="T41">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64"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29" draw:layer="layout" svg:width="1.778cm" svg:height="0.624cm" svg:x="52.382cm" svg:y="35.337cm">
            <draw:text-box>
              <text:p><text:span text:style-name="T16">Model 1</text:span></text:p>
            </draw:text-box>
          </draw:frame>
          <draw:custom-shape draw:style-name="gr166"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674cm" svg:y="35.791cm">
            <draw:text-box>
              <text:p><text:span text:style-name="T16">Model 2</text:span></text:p>
            </draw:text-box>
          </draw:frame>
          <draw:frame draw:style-name="gr168" draw:text-style-name="P9" draw:layer="layout" svg:width="2.767cm" svg:height="2.357cm" svg:x="52.767cm" svg:y="36.329cm">
            <draw:image xlink:href="Pictures/100000000000025C00000119C1E832D416CF5A4A.png" xlink:type="simple" xlink:show="embed" xlink:actuate="onLoad">
              <text:p/>
            </draw:image>
          </draw:frame>
          <draw:custom-shape draw:style-name="gr166"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993cm" svg:y="36.252cm">
            <draw:text-box>
              <text:p><text:span text:style-name="T16">Model 3</text:span></text:p>
            </draw:text-box>
          </draw:frame>
          <draw:frame draw:style-name="gr169"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70"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1"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72" draw:text-style-name="P73" draw:layer="layout" svg:x1="61.61cm" svg:y1="35.203cm" svg:x2="61.61cm" svg:y2="28.45cm">
          <text:p><text:span text:style-name="T24"><text:s text:c="7"/></text:span><text:span text:style-name="T24">generates</text:span></text:p>
          <text:p><text:span text:style-name="T24"/></text:p>
        </draw:line>
        <draw:custom-shape draw:style-name="gr173" draw:text-style-name="P72"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 draw:layer="layout" svg:x1="56.012cm" svg:y1="37.043cm" svg:x2="59.077cm" svg:y2="37.069cm">
          <text:p/>
        </draw:line>
        <draw:line draw:style-name="gr174" draw:text-style-name="P1" draw:layer="layout" svg:x1="56.05cm" svg:y1="38.026cm" svg:x2="58.463cm" svg:y2="38.165cm">
          <text:p/>
        </draw:line>
        <draw:line draw:style-name="gr174" draw:text-style-name="P1" draw:layer="layout" svg:x1="55.955cm" svg:y1="36.382cm" svg:x2="59.207cm" svg:y2="36.628cm">
          <text:p/>
        </draw:line>
        <draw:line draw:style-name="gr174" draw:text-style-name="P1" draw:layer="layout" svg:x1="56.031cm" svg:y1="38.725cm" svg:x2="58.639cm" svg:y2="38.536cm">
          <text:p/>
        </draw:line>
        <draw:line draw:style-name="gr174" draw:text-style-name="P1" draw:layer="layout" svg:x1="63.955cm" svg:y1="37.542cm" svg:x2="67.3cm" svg:y2="37.126cm">
          <text:p/>
        </draw:line>
        <draw:line draw:style-name="gr174" draw:text-style-name="P1" draw:layer="layout" svg:x1="64.056cm" svg:y1="38.09cm" svg:x2="67.283cm" svg:y2="38.109cm">
          <text:p/>
        </draw:line>
        <draw:g>
          <draw:custom-shape draw:style-name="gr175"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9" draw:text-style-name="P9" draw:layer="layout" svg:width="2.655cm" svg:height="2.375cm" svg:x="67.569cm" svg:y="36.341cm">
            <draw:image xlink:href="Pictures/100000000000022200000189E63C1D9E18F19787.png" xlink:type="simple" xlink:show="embed" xlink:actuate="onLoad">
              <text:p/>
            </draw:image>
          </draw:frame>
          <draw:custom-shape draw:style-name="gr176"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5" draw:text-style-name="P29" draw:layer="layout" svg:width="1.757cm" svg:height="0.624cm" svg:x="67.347cm" svg:y="35.853cm">
            <draw:text-box>
              <text:p><text:span text:style-name="T16">Model A</text:span></text:p>
            </draw:text-box>
          </draw:frame>
          <draw:frame draw:style-name="gr165" draw:text-style-name="P29" draw:layer="layout" svg:width="1.79cm" svg:height="0.624cm" svg:x="67.661cm" svg:y="36.671cm">
            <draw:text-box>
              <text:p><text:span text:style-name="T16">Model B</text:span></text:p>
            </draw:text-box>
          </draw:frame>
          <draw:frame draw:style-name="gr169" draw:text-style-name="P9" draw:layer="layout" svg:width="2.655cm" svg:height="2.375cm" svg:x="67.808cm" svg:y="36.86cm">
            <draw:image xlink:href="Pictures/100000000000022200000189632E24A30879DAE9.png" xlink:type="simple" xlink:show="embed" xlink:actuate="onLoad">
              <text:p/>
            </draw:image>
          </draw:frame>
          <draw:frame draw:style-name="gr165" draw:text-style-name="P29" draw:layer="layout" svg:width="1.757cm" svg:height="0.624cm" svg:x="67.642cm" svg:y="36.383cm">
            <draw:text-box>
              <text:p><text:span text:style-name="T16">Model B</text:span></text:p>
            </draw:text-box>
          </draw:frame>
        </draw:g>
        <draw:line draw:style-name="gr17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78" draw:text-style-name="P76" draw:layer="layout" svg:x1="56.343cm" svg:y1="28.725cm" svg:x2="59.114cm" svg:y2="27.163cm">
          <text:p text:style-name="P1"><text:span text:style-name="T24">captures</text:span></text:p>
          <text:p text:style-name="P1"><text:span text:style-name="T33"/></text:p>
        </draw:line>
        <draw:custom-shape draw:style-name="gr179"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6"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6"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0" draw:text-style-name="P71" draw:layer="layout" svg:width="3.447cm" svg:height="1.339cm" svg:x="52.077cm" svg:y="24.951cm">
          <draw:text-box>
            <text:p text:style-name="P1"><text:span text:style-name="T30">Language 1</text:span></text:p>
          </draw:text-box>
        </draw:frame>
        <draw:frame draw:style-name="gr180" draw:text-style-name="P71" draw:layer="layout" svg:width="3.447cm" svg:height="1.339cm" svg:x="66.435cm" svg:y="25.021cm">
          <draw:text-box>
            <text:p text:style-name="P1"><text:span text:style-name="T30">Language 2</text:span></text:p>
          </draw:text-box>
        </draw:frame>
        <draw:line draw:style-name="gr174" draw:text-style-name="P1" draw:layer="layout" svg:x1="63.677cm" svg:y1="26.527cm" svg:x2="66.685cm" svg:y2="26.477cm">
          <text:p/>
        </draw:line>
        <draw:line draw:style-name="gr18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81" draw:text-style-name="P73" draw:layer="layout" svg:x1="68.474cm" svg:y1="34.282cm" svg:x2="68.489cm" svg:y2="28.776cm">
          <text:p text:style-name="P1"><text:span text:style-name="T24"/></text:p>
          <text:p text:style-name="P1"><text:span text:style-name="T33"/></text:p>
          <text:p text:style-name="P1"><text:span text:style-name="T33"/></text:p>
        </draw:line>
        <draw:line draw:style-name="gr174" draw:text-style-name="P1" draw:layer="layout" svg:x1="55.777cm" svg:y1="26.527cm" svg:x2="58.785cm" svg:y2="26.477cm">
          <text:p/>
        </draw:line>
        <draw:frame draw:style-name="gr182" draw:text-style-name="P71" draw:layer="layout" svg:width="3.447cm" svg:height="1.402cm" svg:x="51.465cm" svg:y="32.657cm">
          <draw:text-box>
            <text:p text:style-name="P1"><text:span text:style-name="T30">Conforms to</text:span></text:p>
          </draw:text-box>
        </draw:frame>
        <draw:frame draw:style-name="gr182" draw:text-style-name="P71" draw:layer="layout" svg:width="3.447cm" svg:height="1.402cm" svg:x="66.031cm" svg:y="32.783cm">
          <draw:text-box>
            <text:p text:style-name="P1"><text:span text:style-name="T30">Conforms to</text:span></text:p>
          </draw:text-box>
        </draw:frame>
      </draw:page>
      <draw:page draw:name="page15" draw:style-name="dp1" draw:master-page-name="Default">
        <draw:line draw:style-name="gr183" draw:text-style-name="P1" draw:layer="layout" svg:x1="56.023cm" svg:y1="29.953cm" svg:x2="59.031cm" svg:y2="29.903cm">
          <text:p/>
        </draw:line>
        <draw:custom-shape draw:style-name="gr184" draw:text-style-name="P75" draw:layer="layout" svg:width="4.728cm" svg:height="2.786cm" svg:x="58.825cm" svg:y="25.65cm">
          <draw:glue-point draw:id="12" svg:x="4.49cm" svg:y="2.03cm"/>
          <text:p text:style-name="P1"><text:span text:style-name="T41">BCOoL </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85"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2.382cm" svg:y="35.337cm">
            <draw:text-box>
              <text:p><text:span text:style-name="T16">Model 1</text:span></text:p>
            </draw:text-box>
          </draw:frame>
          <draw:custom-shape draw:style-name="gr187"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674cm" svg:y="35.791cm">
            <draw:text-box>
              <text:p><text:span text:style-name="T16">Model 2</text:span></text:p>
            </draw:text-box>
          </draw:frame>
          <draw:frame draw:style-name="gr189" draw:text-style-name="P9" draw:layer="layout" svg:width="2.767cm" svg:height="2.357cm" svg:x="52.767cm" svg:y="36.329cm">
            <draw:image xlink:href="Pictures/100000000000025C00000119C1E832D416CF5A4A.png" xlink:type="simple" xlink:show="embed" xlink:actuate="onLoad">
              <text:p/>
            </draw:image>
          </draw:frame>
          <draw:custom-shape draw:style-name="gr187"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993cm" svg:y="36.252cm">
            <draw:text-box>
              <text:p><text:span text:style-name="T16">Model 3</text:span></text:p>
            </draw:text-box>
          </draw:frame>
          <draw:frame draw:style-name="gr190"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3.356cm" svg:y1="23.278cm" svg:x2="53.356cm" svg:y2="23.89cm">
            <text:p/>
          </draw:line>
          <draw:line draw:style-name="gr151" draw:text-style-name="P9" draw:layer="layout" svg:x1="52.937cm" svg:y1="23.614cm" svg:x2="53.822cm" svg:y2="23.597cm">
            <text:p/>
          </draw:line>
          <draw:line draw:style-name="gr151" draw:text-style-name="P9" draw:layer="layout" svg:x1="53.353cm" svg:y1="23.892cm" svg:x2="52.998cm" svg:y2="24.448cm">
            <text:p/>
          </draw:line>
          <draw:line draw:style-name="gr151" draw:text-style-name="P9" draw:layer="layout" svg:x1="53.691cm" svg:y1="24.431cm" svg:x2="53.369cm" svg:y2="23.875cm">
            <text:p/>
          </draw:line>
          <draw:custom-shape draw:style-name="gr191"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92" draw:text-style-name="P77" draw:layer="layout" svg:width="3.447cm" svg:height="1.605cm" svg:x="51.418cm" svg:y="24.012cm">
          <draw:text-box>
            <text:p text:style-name="P1"><text:span text:style-name="T3"/></text:p>
            <text:p text:style-name="P1"><text:span text:style-name="T3">System </text:span></text:p>
            <text:p text:style-name="P1"><text:span text:style-name="T3">Designer</text:span></text:p>
          </draw:text-box>
        </draw:frame>
        <draw:custom-shape draw:style-name="gr193" draw:text-style-name="P72"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56.012cm" svg:y1="37.043cm" svg:x2="59.077cm" svg:y2="37.069cm">
          <text:p/>
        </draw:line>
        <draw:line draw:style-name="gr183" draw:text-style-name="P1" draw:layer="layout" svg:x1="56.05cm" svg:y1="38.026cm" svg:x2="58.463cm" svg:y2="38.165cm">
          <text:p/>
        </draw:line>
        <draw:line draw:style-name="gr183" draw:text-style-name="P1" draw:layer="layout" svg:x1="55.955cm" svg:y1="36.382cm" svg:x2="59.207cm" svg:y2="36.628cm">
          <text:p/>
        </draw:line>
        <draw:line draw:style-name="gr183" draw:text-style-name="P1" draw:layer="layout" svg:x1="56.031cm" svg:y1="38.725cm" svg:x2="58.639cm" svg:y2="38.536cm">
          <text:p/>
        </draw:line>
        <draw:line draw:style-name="gr183" draw:text-style-name="P1" draw:layer="layout" svg:x1="63.955cm" svg:y1="37.542cm" svg:x2="67.3cm" svg:y2="37.126cm">
          <text:p/>
        </draw:line>
        <draw:line draw:style-name="gr183" draw:text-style-name="P1" draw:layer="layout" svg:x1="64.056cm" svg:y1="38.09cm" svg:x2="67.283cm" svg:y2="38.109cm">
          <text:p/>
        </draw:line>
        <draw:g>
          <draw:custom-shape draw:style-name="gr194"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7.569cm" svg:y="36.341cm">
            <draw:image xlink:href="Pictures/100000000000022200000189E63C1D9E18F19787.png" xlink:type="simple" xlink:show="embed" xlink:actuate="onLoad">
              <text:p/>
            </draw:image>
          </draw:frame>
          <draw:custom-shape draw:style-name="gr195"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7.347cm" svg:y="35.853cm">
            <draw:text-box>
              <text:p><text:span text:style-name="T16">Model A</text:span></text:p>
            </draw:text-box>
          </draw:frame>
          <draw:frame draw:style-name="gr186" draw:text-style-name="P29" draw:layer="layout" svg:width="1.79cm" svg:height="0.624cm" svg:x="67.661cm" svg:y="36.671cm">
            <draw:text-box>
              <text:p><text:span text:style-name="T16">Model B</text:span></text:p>
            </draw:text-box>
          </draw:frame>
          <draw:frame draw:style-name="gr190" draw:text-style-name="P9" draw:layer="layout" svg:width="2.655cm" svg:height="2.375cm" svg:x="67.808cm" svg:y="36.86cm">
            <draw:image xlink:href="Pictures/100000000000022200000189632E24A30879DAE9.png" xlink:type="simple" xlink:show="embed" xlink:actuate="onLoad">
              <text:p/>
            </draw:image>
          </draw:frame>
          <draw:frame draw:style-name="gr186" draw:text-style-name="P29" draw:layer="layout" svg:width="1.757cm" svg:height="0.624cm" svg:x="67.642cm" svg:y="36.383cm">
            <draw:text-box>
              <text:p><text:span text:style-name="T16">Model B</text:span></text:p>
            </draw:text-box>
          </draw:frame>
        </draw:g>
        <draw:line draw:style-name="gr196"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97" draw:text-style-name="P76" draw:layer="layout" svg:x1="56.24cm" svg:y1="22.028cm" svg:x2="59.87cm" svg:y2="25.658cm">
          <text:p text:style-name="P1"><text:span text:style-name="T24">captures</text:span></text:p>
          <text:p text:style-name="P1"><text:span text:style-name="T33"/></text:p>
        </draw:line>
        <draw:custom-shape draw:style-name="gr198" draw:text-style-name="P74"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3.965cm" svg:y="26.326cm">
          <draw:text-box>
            <text:p text:style-name="P1"><text:span text:style-name="T30">Language 1</text:span></text:p>
          </draw:text-box>
        </draw:frame>
        <draw:frame draw:style-name="gr199" draw:text-style-name="P71" draw:layer="layout" svg:width="3.447cm" svg:height="1.339cm" svg:x="65cm" svg:y="25.821cm">
          <draw:text-box>
            <text:p text:style-name="P1"><text:span text:style-name="T30">Language 2</text:span></text:p>
          </draw:text-box>
        </draw:frame>
        <draw:line draw:style-name="gr183" draw:text-style-name="P1" draw:layer="layout" svg:x1="72.496cm" svg:y1="29.439cm" svg:x2="75.504cm" svg:y2="29.389cm">
          <text:p/>
        </draw:line>
        <draw:line draw:style-name="gr200" draw:text-style-name="P73" draw:layer="layout" svg:x1="54.027cm" svg:y1="36.837cm" svg:x2="54.053cm" svg:y2="31.47cm">
          <text:p text:style-name="P1"><text:span text:style-name="T24"/></text:p>
          <text:p text:style-name="P1"><text:span text:style-name="T33"/></text:p>
          <text:p text:style-name="P1"><text:span text:style-name="T33"/></text:p>
        </draw:line>
        <draw:line draw:style-name="gr200"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201" draw:text-style-name="P71" draw:layer="layout" svg:width="3.447cm" svg:height="1.402cm" svg:x="51.568cm" svg:y="35.426cm">
          <draw:text-box>
            <text:p text:style-name="P1"><text:span text:style-name="T30">Conforms to</text:span></text:p>
          </draw:text-box>
        </draw:frame>
        <draw:frame draw:style-name="gr201" draw:text-style-name="P71" draw:layer="layout" svg:width="3.447cm" svg:height="1.402cm" svg:x="66.031cm" svg:y="32.783cm">
          <draw:text-box>
            <text:p text:style-name="P1"><text:span text:style-name="T30">Conforms to</text:span></text:p>
          </draw:text-box>
        </draw:frame>
        <draw:custom-shape draw:style-name="gr202" draw:text-style-name="P75" draw:layer="layout" svg:width="3.297cm" svg:height="1.493cm" svg:x="59.28cm" svg:y="20.407cm">
          <draw:glue-point draw:id="12" svg:x="4.49cm" svg:y="2.03cm"/>
          <text:p text:style-name="P1"><text:span text:style-name="T41"/></text:p>
          <text:p text:style-name="P1"><text:span text:style-name="T41">BCOoL </text:span></text:p>
          <text:p text:style-name="P1"><text:span text:style-name="T4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0" draw:text-style-name="P73" draw:layer="layout" svg:x1="61.039cm" svg:y1="25.064cm" svg:x2="61.047cm" svg:y2="22.05cm">
          <text:p text:style-name="P1"><text:span text:style-name="T24"/></text:p>
          <text:p text:style-name="P1"><text:span text:style-name="T33"/></text:p>
          <text:p text:style-name="P1"><text:span text:style-name="T33"/></text:p>
        </draw:line>
        <draw:frame draw:style-name="gr203" draw:text-style-name="P71" draw:layer="layout" svg:width="3.447cm" svg:height="1.333cm" svg:x="58.603cm" svg:y="22.705cm">
          <draw:text-box>
            <text:p text:style-name="P1"><text:span text:style-name="T30">Conforms to</text:span></text:p>
          </draw:text-box>
        </draw:frame>
        <draw:line draw:style-name="gr197" draw:text-style-name="P76" draw:layer="layout" svg:x1="55.952cm" svg:y1="21.126cm" svg:x2="59.07cm" svg:y2="21.146cm">
          <text:p text:style-name="P1"><text:span text:style-name="T24"><text:s text:c="3"/></text:span><text:span text:style-name="T24">leverages on</text:span></text:p>
          <text:p text:style-name="P1"><text:span text:style-name="T33"/></text:p>
        </draw:line>
      </draw:page>
      <draw:page draw:name="page16" draw:style-name="dp1" draw:master-page-name="Default">
        <draw:custom-shape draw:style-name="gr204" draw:text-style-name="P78" draw:layer="layout" svg:width="4.728cm" svg:height="1.962cm" svg:x="62.465cm" svg:y="30.808cm">
          <draw:glue-point draw:id="12" svg:x="4.49cm" svg:y="2.03cm"/>
          <text:p text:style-name="P1"><text:span text:style-name="T42">BCOoL</text:span></text:p>
          <text:p text:style-name="P1"><text:span text:style-name="T4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79" draw:layer="layout" svg:width="4.451cm" svg:height="2.291cm" svg:x="62.48cm" svg:y="25.203cm">
          <draw:glue-point draw:id="12" svg:x="4.49cm" svg:y="2.03cm"/>
          <text:p text:style-name="P1"><text:span text:style-name="T43">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1" draw:text-style-name="P9" draw:layer="layout" svg:x1="58.789cm" svg:y1="28.364cm" svg:x2="58.789cm" svg:y2="28.976cm">
            <text:p/>
          </draw:line>
          <draw:line draw:style-name="gr151" draw:text-style-name="P9" draw:layer="layout" svg:x1="58.434cm" svg:y1="28.7cm" svg:x2="59.185cm" svg:y2="28.683cm">
            <text:p/>
          </draw:line>
          <draw:line draw:style-name="gr151" draw:text-style-name="P9" draw:layer="layout" svg:x1="58.787cm" svg:y1="28.978cm" svg:x2="58.486cm" svg:y2="29.534cm">
            <text:p/>
          </draw:line>
          <draw:line draw:style-name="gr151" draw:text-style-name="P9" draw:layer="layout" svg:x1="59.073cm" svg:y1="29.517cm" svg:x2="58.8cm" svg:y2="28.961cm">
            <text:p/>
          </draw:line>
          <draw:custom-shape draw:style-name="gr191"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245cm" svg:y="29.07cm">
          <draw:text-box>
            <text:p text:style-name="P1"><text:span text:style-name="T3"/></text:p>
            <text:p text:style-name="P1"><text:span text:style-name="T3">System Designer</text:span></text:p>
          </draw:text-box>
        </draw:frame>
        <draw:line draw:style-name="gr206" draw:text-style-name="P76" draw:layer="layout" svg:x1="58.713cm" svg:y1="26.087cm" svg:x2="62.229cm" svg:y2="26.048cm">
          <text:p text:style-name="P1"><text:span text:style-name="T24"><text:s text:c="4"/></text:span><text:span text:style-name="T24">leverages on</text:span></text:p>
          <text:p text:style-name="P1"><text:span text:style-name="T33"/></text:p>
        </draw:line>
        <draw:line draw:style-name="gr207" draw:text-style-name="P1" draw:layer="layout" svg:x1="64.708cm" svg:y1="27.669cm" svg:x2="64.751cm" svg:y2="30.58cm">
          <text:p/>
        </draw:line>
        <draw:line draw:style-name="gr206" draw:text-style-name="P76" draw:layer="layout" svg:x1="58.721cm" svg:y1="26.622cm" svg:x2="63.254cm" svg:y2="30.621cm">
          <text:p text:style-name="P1"><text:span text:style-name="T24">captures</text:span></text:p>
          <text:p text:style-name="P1"><text:span text:style-name="T33"/></text:p>
        </draw:line>
        <draw:frame draw:style-name="gr208" draw:text-style-name="P80" draw:layer="layout" svg:width="2.83cm" svg:height="1.076cm" svg:x="64.669cm" svg:y="28.136cm">
          <draw:text-box>
            <text:p><text:span text:style-name="T44">Conforms to</text:span></text:p>
          </draw:text-box>
        </draw:frame>
        <draw:custom-shape draw:style-name="gr209" draw:text-style-name="P74"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7.627cm" svg:y="30.921cm">
          <draw:text-box>
            <text:p text:style-name="P1"><text:span text:style-name="T30">Language 1</text:span></text:p>
          </draw:text-box>
        </draw:frame>
        <draw:frame draw:style-name="gr199" draw:text-style-name="P71" draw:layer="layout" svg:width="3.447cm" svg:height="1.339cm" svg:x="68.526cm" svg:y="30.881cm">
          <draw:text-box>
            <text:p text:style-name="P1"><text:span text:style-name="T30">Language 2</text:span></text:p>
          </draw:text-box>
        </draw:frame>
        <draw:line draw:style-name="gr196"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85"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8.135cm" svg:y="38.045cm">
            <draw:text-box>
              <text:p><text:span text:style-name="T16">Model 1</text:span></text:p>
            </draw:text-box>
          </draw:frame>
          <draw:custom-shape draw:style-name="gr187"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427cm" svg:y="38.499cm">
            <draw:text-box>
              <text:p><text:span text:style-name="T16">Model 2</text:span></text:p>
            </draw:text-box>
          </draw:frame>
          <draw:frame draw:style-name="gr189" draw:text-style-name="P9" draw:layer="layout" svg:width="2.767cm" svg:height="2.357cm" svg:x="58.52cm" svg:y="39.037cm">
            <draw:image xlink:href="Pictures/100000000000025C00000119C1E832D416CF5A4A.png" xlink:type="simple" xlink:show="embed" xlink:actuate="onLoad">
              <text:p/>
            </draw:image>
          </draw:frame>
          <draw:custom-shape draw:style-name="gr187"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746cm" svg:y="38.96cm">
            <draw:text-box>
              <text:p><text:span text:style-name="T16">Model 3</text:span></text:p>
            </draw:text-box>
          </draw:frame>
          <draw:frame draw:style-name="gr190" draw:text-style-name="P9" draw:layer="layout" svg:width="2.767cm" svg:height="2.357cm" svg:x="58.697cm" svg:y="39.575cm">
            <draw:image xlink:href="Pictures/100000000000025C00000119DADF75AF8558E4C9.png" xlink:type="simple" xlink:show="embed" xlink:actuate="onLoad">
              <text:p/>
            </draw:image>
          </draw:frame>
        </draw:g>
        <draw:custom-shape draw:style-name="gr210" draw:text-style-name="P72"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61.498cm" svg:y1="40.264cm" svg:x2="63.418cm" svg:y2="40.18cm">
          <text:p/>
        </draw:line>
        <draw:g>
          <draw:custom-shape draw:style-name="gr194"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9.311cm" svg:y="39.049cm">
            <draw:image xlink:href="Pictures/100000000000022200000189E63C1D9E18F19787.png" xlink:type="simple" xlink:show="embed" xlink:actuate="onLoad">
              <text:p/>
            </draw:image>
          </draw:frame>
          <draw:custom-shape draw:style-name="gr195"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9.089cm" svg:y="38.561cm">
            <draw:text-box>
              <text:p><text:span text:style-name="T16">Model A</text:span></text:p>
            </draw:text-box>
          </draw:frame>
          <draw:frame draw:style-name="gr186" draw:text-style-name="P29" draw:layer="layout" svg:width="1.79cm" svg:height="0.624cm" svg:x="69.403cm" svg:y="39.379cm">
            <draw:text-box>
              <text:p><text:span text:style-name="T16">Model B</text:span></text:p>
            </draw:text-box>
          </draw:frame>
          <draw:frame draw:style-name="gr190" draw:text-style-name="P9" draw:layer="layout" svg:width="2.655cm" svg:height="2.375cm" svg:x="69.55cm" svg:y="39.568cm">
            <draw:image xlink:href="Pictures/100000000000022200000189632E24A30879DAE9.png" xlink:type="simple" xlink:show="embed" xlink:actuate="onLoad">
              <text:p/>
            </draw:image>
          </draw:frame>
          <draw:frame draw:style-name="gr186" draw:text-style-name="P29" draw:layer="layout" svg:width="1.757cm" svg:height="0.624cm" svg:x="69.384cm" svg:y="39.091cm">
            <draw:text-box>
              <text:p><text:span text:style-name="T16">Model B</text:span></text:p>
            </draw:text-box>
          </draw:frame>
        </draw:g>
        <draw:line draw:style-name="gr183" draw:text-style-name="P1" draw:layer="layout" svg:x1="67.053cm" svg:y1="40.141cm" svg:x2="69.304cm" svg:y2="40.2cm">
          <text:p/>
        </draw:line>
        <draw:line draw:style-name="gr207" draw:text-style-name="P1" draw:layer="layout" svg:x1="59.48cm" svg:y1="34.272cm" svg:x2="59.501cm" svg:y2="37.841cm">
          <text:p/>
        </draw:line>
        <draw:frame draw:style-name="gr208" draw:text-style-name="P80" draw:layer="layout" svg:width="2.83cm" svg:height="1.076cm" svg:x="59.427cm" svg:y="35.267cm">
          <draw:text-box>
            <text:p><text:span text:style-name="T44">Conforms to</text:span></text:p>
          </draw:text-box>
        </draw:frame>
        <draw:line draw:style-name="gr207" draw:text-style-name="P1" draw:layer="layout" svg:x1="70.158cm" svg:y1="34.13cm" svg:x2="70.166cm" svg:y2="38.128cm">
          <text:p/>
        </draw:line>
        <draw:frame draw:style-name="gr208" draw:text-style-name="P80" draw:layer="layout" svg:width="2.83cm" svg:height="1.076cm" svg:x="70.105cm" svg:y="35.425cm">
          <draw:text-box>
            <text:p><text:span text:style-name="T44">Conforms to</text:span></text:p>
          </draw:text-box>
        </draw:frame>
        <draw:line draw:style-name="gr183" draw:text-style-name="P1" draw:layer="layout" svg:x1="61.108cm" svg:y1="32.265cm" svg:x2="62.557cm" svg:y2="31.689cm">
          <text:p/>
        </draw:line>
        <draw:line draw:style-name="gr183" draw:text-style-name="P1" draw:layer="layout" svg:x1="66.987cm" svg:y1="31.607cm" svg:x2="68.71cm" svg:y2="31.914cm">
          <text:p/>
        </draw:line>
        <draw:line draw:style-name="gr211" draw:text-style-name="P9" draw:layer="layout" svg:x1="55.164cm" svg:y1="42.927cm" svg:x2="73.685cm" svg:y2="42.989cm">
          <text:p/>
        </draw:line>
        <draw:line draw:style-name="gr211" draw:text-style-name="P9" draw:layer="layout" svg:x1="55.164cm" svg:y1="37.021cm" svg:x2="73.685cm" svg:y2="37.083cm">
          <text:p/>
        </draw:line>
        <draw:line draw:style-name="gr211" draw:text-style-name="P9" draw:layer="layout" svg:x1="55.164cm" svg:y1="30.66cm" svg:x2="73.685cm" svg:y2="30.722cm">
          <text:p/>
        </draw:line>
        <draw:frame draw:style-name="gr212" draw:text-style-name="P81" draw:layer="layout" svg:width="4.861cm" svg:height="0.861cm" svg:x="54.866cm" svg:y="42.046cm">
          <draw:text-box>
            <text:p><text:span text:style-name="T45">Model Level</text:span></text:p>
          </draw:text-box>
        </draw:frame>
        <draw:frame draw:style-name="gr213" draw:text-style-name="P81" draw:layer="layout" svg:width="5.926cm" svg:height="1.673cm" svg:x="54.928cm" svg:y="36.221cm">
          <draw:text-box>
            <text:p><text:span text:style-name="T45">Language Level</text:span></text:p>
          </draw:text-box>
        </draw:frame>
        <draw:frame draw:style-name="gr213" draw:text-style-name="P81" draw:layer="layout" svg:width="5.926cm" svg:height="1.673cm" svg:x="54.907cm" svg:y="29.841cm">
          <draw:text-box>
            <text:p><text:span text:style-name="T45">Metalanguage Level</text:span></text:p>
          </draw:text-box>
        </draw:frame>
      </draw:page>
      <draw:page draw:name="page17" draw:style-name="dp1" draw:master-page-name="Default">
        <draw:custom-shape draw:style-name="gr214"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15"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6" draw:text-style-name="P71" draw:layer="layout" svg:width="3.447cm" svg:height="1.339cm" svg:x="55.827cm" svg:y="30.221cm">
          <draw:text-box>
            <text:p text:style-name="P1"><text:span text:style-name="T30">Language 1</text:span></text:p>
          </draw:text-box>
        </draw:frame>
        <draw:frame draw:style-name="gr216" draw:text-style-name="P71" draw:layer="layout" svg:width="3.447cm" svg:height="1.339cm" svg:x="67.526cm" svg:y="30.181cm">
          <draw:text-box>
            <text:p text:style-name="P1"><text:span text:style-name="T30">Language 2</text:span></text:p>
          </draw:text-box>
        </draw:frame>
        <draw:custom-shape draw:style-name="gr217" draw:text-style-name="P28" xml:id="id92" draw:id="id92"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8" draw:text-style-name="P29" draw:layer="layout" svg:width="1.829cm" svg:height="0.761cm" svg:x="56.887cm" svg:y="37.47cm">
          <draw:text-box>
            <text:p><text:span text:style-name="T16">Model 1</text:span></text:p>
          </draw:text-box>
        </draw:frame>
        <draw:custom-shape draw:style-name="gr219"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20" draw:text-style-name="P29" xml:id="id90" draw:id="id90" draw:layer="layout" svg:width="1.757cm" svg:height="0.624cm" svg:x="68.493cm" svg:y="37.416cm">
          <draw:text-box>
            <text:p><text:span text:style-name="T16">Model 2</text:span></text:p>
          </draw:text-box>
        </draw:frame>
        <draw:line draw:style-name="gr221" draw:text-style-name="P82" draw:layer="layout" svg:x1="57.738cm" svg:y1="33.626cm" svg:x2="57.688cm" svg:y2="37.323cm">
          <text:p/>
        </draw:line>
        <draw:line draw:style-name="gr221" draw:text-style-name="P1" draw:layer="layout" svg:x1="69.203cm" svg:y1="33.543cm" svg:x2="69.144cm" svg:y2="37.394cm">
          <text:p/>
        </draw:line>
        <draw:custom-shape draw:style-name="gr222"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25" draw:text-style-name="P77" draw:layer="layout" svg:width="1.952cm" svg:height="1.445cm" svg:x="59.836cm" svg:y="36.809cm">
          <draw:text-box>
            <text:p text:style-name="P1"><text:span text:style-name="T3">System </text:span></text:p>
            <text:p text:style-name="P1"><text:span text:style-name="T3">Designer</text:span></text:p>
          </draw:text-box>
        </draw:frame>
        <draw:g>
          <draw:line draw:style-name="gr151" draw:text-style-name="P9" draw:layer="layout" svg:x1="60.78cm" svg:y1="35.816cm" svg:x2="60.78cm" svg:y2="36.351cm">
            <text:p/>
          </draw:line>
          <draw:line draw:style-name="gr151" draw:text-style-name="P9" draw:layer="layout" svg:x1="60.452cm" svg:y1="36.11cm" svg:x2="61.145cm" svg:y2="36.095cm">
            <text:p/>
          </draw:line>
          <draw:line draw:style-name="gr151" draw:text-style-name="P9" draw:layer="layout" svg:x1="60.778cm" svg:y1="36.353cm" svg:x2="60.5cm" svg:y2="36.839cm">
            <text:p/>
          </draw:line>
          <draw:line draw:style-name="gr151" draw:text-style-name="P9" draw:layer="layout" svg:x1="61.042cm" svg:y1="36.824cm" svg:x2="60.79cm" svg:y2="36.338cm">
            <text:p/>
          </draw:line>
          <draw:custom-shape draw:style-name="gr224" draw:text-style-name="P36" draw:layer="layout" svg:width="0.381cm" svg:height="0.373cm" svg:x="60.591cm" svg:y="35.4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8.076cm" svg:y="29.06cm">
          <draw:text-box>
            <text:p text:style-name="P1"><text:span text:style-name="T3">Language Integrator</text:span></text:p>
          </draw:text-box>
        </draw:frame>
        <draw:custom-shape draw:style-name="gr226" draw:text-style-name="P85" xml:id="id88" draw:id="id88" draw:layer="layout" svg:width="3.052cm" svg:height="3.195cm" svg:x="71.969cm" svg:y="30.174cm">
          <text:p/>
          <draw:enhanced-geometry svg:viewBox="0 0 21600 21600" draw:glue-points="10800 0 0 10800 10800 21600 21600 10800" draw:type="flowchart-process" draw:enhanced-path="M 0 0 L 21600 0 21600 21600 0 21600 0 0 Z N"/>
        </draw:custom-shape>
        <draw:frame draw:style-name="gr216" draw:text-style-name="P71" draw:layer="layout" svg:width="3.447cm" svg:height="1.339cm" svg:x="71.536cm" svg:y="30.103cm">
          <draw:text-box>
            <text:p text:style-name="P1"><text:span text:style-name="T30">Language 3</text:span></text:p>
          </draw:text-box>
        </draw:frame>
        <draw:custom-shape draw:style-name="gr222" draw:text-style-name="P83" draw:layer="layout" svg:width="2.101cm" svg:height="0.909cm" svg:x="72.352cm" svg:y="30.88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72.312cm" svg:y="31.95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86" draw:layer="layout" svg:width="3.052cm" svg:height="2.332cm" svg:x="62.214cm" svg:y="37.316cm">
          <text:p/>
          <draw:enhanced-geometry svg:viewBox="0 0 21600 21600" draw:glue-points="10800 0 0 10800 10800 21600 21600 10800" draw:type="flowchart-process" draw:enhanced-path="M 0 0 L 21600 0 21600 21600 0 21600 0 0 Z N"/>
        </draw:custom-shape>
        <draw:frame draw:style-name="gr220" draw:text-style-name="P29" xml:id="id87" draw:id="id87" draw:layer="layout" svg:width="1.757cm" svg:height="0.624cm" svg:x="62.898cm" svg:y="37.316cm">
          <draw:text-box>
            <text:p><text:span text:style-name="T16">Model 3</text:span></text:p>
          </draw:text-box>
        </draw:frame>
        <draw:custom-shape draw:style-name="gr228" draw:text-style-name="P87" xml:id="id89" draw:id="id89" draw:layer="layout" svg:width="3.615cm" svg:height="2.645cm" svg:x="61.823cm" svg:y="30.523cm">
          <draw:glue-point draw:id="12" svg:x="4.49cm" svg:y="2.03cm"/>
          <text:p text:style-name="P1"><text:span text:style-name="T47"/></text:p>
          <text:p text:style-name="P1"><text:span text:style-name="T47">Model</text:span></text:p>
          <text:p text:style-name="P1"><text:span text:style-name="T47">Composition</text:span></text:p>
          <text:p text:style-name="P1"><text:span text:style-name="T47">Specification</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9" draw:text-style-name="P1" draw:layer="layout" draw:line-skew="1.233cm" svg:x1="63.776cm" svg:y1="37.316cm" svg:x2="73.495cm" svg:y2="33.369cm" draw:start-shape="id87" draw:start-glue-point="0" draw:end-shape="id88" draw:end-glue-point="6" svg:d="M63776 37316v-740h9719v-3207" svg:viewBox="0 0 9720 3948">
          <text:p/>
        </draw:connector>
        <draw:line draw:style-name="gr230" draw:text-style-name="P88" draw:layer="layout" svg:x1="60.672cm" svg:y1="29.899cm" svg:x2="62.207cm" svg:y2="30.808cm">
          <text:p text:style-name="P1"><text:span text:style-name="T46"/></text:p>
          <text:p text:style-name="P1"><text:span text:style-name="T33"/></text:p>
          <text:p text:style-name="P1"><text:span text:style-name="T33"/></text:p>
        </draw:line>
        <draw:frame draw:style-name="gr213"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5.337cm" svg:y2="40.475cm">
          <text:p/>
        </draw:line>
        <draw:frame draw:style-name="gr212" draw:text-style-name="P81" draw:layer="layout" svg:width="5.688cm" svg:height="0.861cm" svg:x="53.317cm" svg:y="39.532cm">
          <draw:text-box>
            <text:p><text:span text:style-name="T45">Model Level</text:span></text:p>
          </draw:text-box>
        </draw:frame>
        <draw:custom-shape draw:style-name="gr231" draw:text-style-name="P14" xml:id="id91" draw:id="id91" draw:layer="layout" svg:width="1.114cm" svg:height="2.793cm" svg:x="63.189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32" draw:text-style-name="P9" draw:layer="layout" svg:x1="56.554cm" svg:y1="41.813cm" svg:x2="58.122cm" svg:y2="41.813cm">
          <text:p/>
        </draw:line>
        <draw:frame draw:style-name="gr208" draw:text-style-name="P80" draw:layer="layout" svg:width="3.72cm" svg:height="1.076cm" svg:x="58.192cm" svg:y="41.275cm">
          <draw:text-box>
            <text:p><text:span text:style-name="T44">Conforms To</text:span></text:p>
          </draw:text-box>
        </draw:frame>
        <draw:line draw:style-name="gr233" draw:text-style-name="P89" draw:layer="layout" svg:x1="64.583cm" svg:y1="41.813cm" svg:x2="66.327cm" svg:y2="41.813cm">
          <text:p/>
        </draw:line>
        <draw:frame draw:style-name="gr208" draw:text-style-name="P80" draw:layer="layout" svg:width="2.708cm" svg:height="1.076cm" svg:x="66.397cm" svg:y="41.275cm">
          <draw:text-box>
            <text:p><text:span text:style-name="T44">Imports</text:span></text:p>
          </draw:text-box>
        </draw:frame>
        <draw:frame draw:style-name="gr208" draw:text-style-name="P80" draw:layer="layout" svg:width="3.72cm" svg:height="1.076cm" svg:x="54.164cm" svg:y="41.275cm">
          <draw:text-box>
            <text:p><text:span text:style-name="T44">Generates</text:span></text:p>
          </draw:text-box>
        </draw:frame>
        <draw:custom-shape draw:style-name="gr234" draw:text-style-name="P9" draw:layer="layout" svg:width="1.557cm" svg:height="0.677cm" svg:x="52.538cm" svg:y="41.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9" draw:layer="layout" svg:width="25.656cm" svg:height="1.156cm" svg:x="51.675cm" svg:y="41.254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0.165cm" svg:y="41.275cm">
          <draw:text-box>
            <text:p><text:span text:style-name="T44">Defines</text:span></text:p>
          </draw:text-box>
        </draw:frame>
        <draw:line draw:style-name="gr236" draw:text-style-name="P9" draw:layer="layout" svg:x1="61.357cm" svg:y1="41.835cm" svg:x2="62.925cm" svg:y2="41.835cm">
          <text:p/>
        </draw:line>
        <draw:frame draw:style-name="gr208" draw:text-style-name="P80" draw:layer="layout" svg:width="3.72cm" svg:height="1.076cm" svg:x="62.892cm" svg:y="41.275cm">
          <draw:text-box>
            <text:p><text:span text:style-name="T44">Uses</text:span></text:p>
          </draw:text-box>
        </draw:frame>
        <draw:line draw:style-name="gr237" draw:text-style-name="P89" draw:layer="layout" svg:x1="65.423cm" svg:y1="31.826cm" svg:x2="67.751cm" svg:y2="31.826cm">
          <text:p/>
        </draw:line>
        <draw:line draw:style-name="gr238" draw:text-style-name="P9" draw:layer="layout" svg:x1="68.39cm" svg:y1="41.83cm" svg:x2="70.119cm" svg:y2="41.83cm">
          <text:p/>
        </draw:line>
        <draw:line draw:style-name="gr237" draw:text-style-name="P89" draw:layer="layout" svg:x1="61.824cm" svg:y1="31.897cm" svg:x2="59.315cm" svg:y2="31.904cm">
          <text:p/>
        </draw:line>
        <draw:connector draw:style-name="gr239" draw:text-style-name="P9" draw:layer="layout" svg:x1="63.63cm" svg:y1="30.523cm" svg:x2="73.495cm" svg:y2="30.174cm" draw:start-shape="id89" draw:start-glue-point="4" draw:end-shape="id88" draw:end-glue-point="4" svg:d="M63630 30523v-851h9865v502" svg:viewBox="0 0 9866 852">
          <text:p/>
        </draw:connector>
        <draw:line draw:style-name="gr240" draw:text-style-name="P88" draw:layer="layout" svg:x1="61.068cm" svg:y1="35.534cm" svg:x2="62.654cm" svg:y2="33.284cm">
          <text:p text:style-name="P1"><text:span text:style-name="T46"/></text:p>
          <text:p text:style-name="P1"><text:span text:style-name="T33"/></text:p>
          <text:p text:style-name="P1"><text:span text:style-name="T33"/></text:p>
        </draw:line>
        <draw:line draw:style-name="gr241" draw:text-style-name="P9" draw:layer="layout" svg:x1="71.975cm" svg:y1="41.816cm" svg:x2="73.977cm" svg:y2="41.816cm">
          <text:p/>
        </draw:line>
        <draw:frame draw:style-name="gr242" draw:text-style-name="P80" draw:layer="layout" svg:width="3.105cm" svg:height="1.076cm" svg:x="74.226cm" svg:y="41.297cm">
          <draw:text-box>
            <text:p><text:span text:style-name="T44">Parameter Of</text:span></text:p>
          </draw:text-box>
        </draw:frame>
        <draw:connector draw:style-name="gr243" draw:text-style-name="P9" draw:layer="layout" draw:type="curve" svg:x1="69.371cm" svg:y1="37.416cm" svg:x2="64.303cm" svg:y2="34.881cm" draw:start-shape="id90" draw:start-glue-point="0" draw:end-shape="id91" draw:end-glue-point="1" svg:d="M69371 37416c0-1690-1689-2535-5068-2535" svg:viewBox="0 0 5069 2536">
          <text:p/>
        </draw:connector>
        <draw:connector draw:style-name="gr243" draw:text-style-name="P9" draw:layer="layout" draw:type="curve" svg:x1="57.697cm" svg:y1="37.329cm" svg:x2="63.189cm" svg:y2="34.881cm" draw:start-shape="id92" draw:start-glue-point="4" draw:end-shape="id91" draw:end-glue-point="3" svg:d="M57697 37329c0-1632 1830-2448 5492-2448" svg:viewBox="0 0 5493 2449">
          <text:p/>
        </draw:connector>
        <draw:line draw:style-name="gr211" draw:text-style-name="P9" draw:layer="layout" svg:x1="53.319cm" svg:y1="34.401cm" svg:x2="75.46cm" svg:y2="34.467cm">
          <text:p/>
        </draw:line>
      </draw:page>
      <draw:page draw:name="page18" draw:style-name="dp1" draw:master-page-name="Default">
        <draw:custom-shape draw:style-name="gr244" draw:text-style-name="P90" draw:layer="layout" svg:width="5.057cm" svg:height="3.844cm" svg:x="61.264cm" svg:y="30.047cm">
          <draw:glue-point draw:id="12" svg:x="4.49cm" svg:y="2.03cm"/>
          <text:p text:style-name="P1"><text:span text:style-name="T48">Model </text:span></text:p>
          <text:p text:style-name="P1"><text:span text:style-name="T48">Coordination Approaches</text:span></text:p>
          <text:p text:style-name="P1"><text:span text:style-name="T49">e.g</text:span><text:span text:style-name="T50">., Coordination Languages,</text:span></text:p>
          <text:p text:style-name="P1"><text:span text:style-name="T50"><text:s/></text:span><text:span text:style-name="T50">ADL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5"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46"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7" draw:text-style-name="P71" draw:layer="layout" svg:width="3.447cm" svg:height="1.339cm" svg:x="55.827cm" svg:y="30.221cm">
          <draw:text-box>
            <text:p text:style-name="P1"><text:span text:style-name="T30">Language 1</text:span></text:p>
          </draw:text-box>
        </draw:frame>
        <draw:frame draw:style-name="gr247" draw:text-style-name="P71" draw:layer="layout" svg:width="3.447cm" svg:height="1.339cm" svg:x="67.526cm" svg:y="30.181cm">
          <draw:text-box>
            <text:p text:style-name="P1"><text:span text:style-name="T30">Language 2</text:span></text:p>
          </draw:text-box>
        </draw:frame>
        <draw:custom-shape draw:style-name="gr248" draw:text-style-name="P28"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9" draw:text-style-name="P29" draw:layer="layout" svg:width="1.829cm" svg:height="0.761cm" svg:x="56.887cm" svg:y="37.47cm">
          <draw:text-box>
            <text:p><text:span text:style-name="T16">Model 1</text:span></text:p>
          </draw:text-box>
        </draw:frame>
        <draw:custom-shape draw:style-name="gr250"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51" draw:text-style-name="P29" draw:layer="layout" svg:width="1.757cm" svg:height="0.624cm" svg:x="68.493cm" svg:y="37.416cm">
          <draw:text-box>
            <text:p><text:span text:style-name="T16">Model 2</text:span></text:p>
          </draw:text-box>
        </draw:frame>
        <draw:line draw:style-name="gr252" draw:text-style-name="P82" draw:layer="layout" svg:x1="57.738cm" svg:y1="33.626cm" svg:x2="57.688cm" svg:y2="37.323cm">
          <text:p/>
        </draw:line>
        <draw:line draw:style-name="gr252" draw:text-style-name="P1" draw:layer="layout" svg:x1="69.203cm" svg:y1="33.543cm" svg:x2="69.144cm" svg:y2="37.394cm">
          <text:p/>
        </draw:line>
        <draw:custom-shape draw:style-name="gr253"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5" draw:text-style-name="P77" draw:layer="layout" svg:width="1.952cm" svg:height="1.445cm" svg:x="58.984cm" svg:y="36.398cm">
          <draw:text-box>
            <text:p text:style-name="P1"><text:span text:style-name="T3">System </text:span></text:p>
            <text:p text:style-name="P1"><text:span text:style-name="T3">Designer</text:span></text:p>
          </draw:text-box>
        </draw:frame>
        <draw:g>
          <draw:line draw:style-name="gr151" draw:text-style-name="P9" draw:layer="layout" svg:x1="59.839cm" svg:y1="35.317cm" svg:x2="59.839cm" svg:y2="35.852cm">
            <text:p/>
          </draw:line>
          <draw:line draw:style-name="gr151" draw:text-style-name="P9" draw:layer="layout" svg:x1="59.511cm" svg:y1="35.611cm" svg:x2="60.204cm" svg:y2="35.596cm">
            <text:p/>
          </draw:line>
          <draw:line draw:style-name="gr151" draw:text-style-name="P9" draw:layer="layout" svg:x1="59.837cm" svg:y1="35.854cm" svg:x2="59.559cm" svg:y2="36.34cm">
            <text:p/>
          </draw:line>
          <draw:line draw:style-name="gr151" draw:text-style-name="P9" draw:layer="layout" svg:x1="60.101cm" svg:y1="36.325cm" svg:x2="59.849cm" svg:y2="35.839cm">
            <text:p/>
          </draw:line>
          <draw:custom-shape draw:style-name="gr224" draw:text-style-name="P36" draw:layer="layout" svg:width="0.381cm" svg:height="0.373cm" svg:x="59.65cm" svg:y="34.971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56"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1.424cm" svg:y2="40.488cm">
          <text:p/>
        </draw:line>
        <draw:frame draw:style-name="gr257" draw:text-style-name="P81" draw:layer="layout" svg:width="5.688cm" svg:height="0.861cm" svg:x="53.317cm" svg:y="39.532cm">
          <draw:text-box>
            <text:p><text:span text:style-name="T45">Model Level</text:span></text:p>
          </draw:text-box>
        </draw:frame>
        <draw:line draw:style-name="gr232" draw:text-style-name="P9" draw:layer="layout" svg:x1="54.654cm" svg:y1="41.713cm" svg:x2="56.222cm" svg:y2="41.713cm">
          <text:p/>
        </draw:line>
        <draw:frame draw:style-name="gr258" draw:text-style-name="P80" draw:layer="layout" svg:width="3.72cm" svg:height="1.076cm" svg:x="56.192cm" svg:y="41.175cm">
          <draw:text-box>
            <text:p><text:span text:style-name="T44">Conforms To</text:span></text:p>
          </draw:text-box>
        </draw:frame>
        <draw:custom-shape draw:style-name="gr259" draw:text-style-name="P9" draw:layer="layout" svg:width="17.112cm" svg:height="1.156cm" svg:x="54.103cm" svg:y="41.154cm">
          <text:p/>
          <draw:enhanced-geometry svg:viewBox="0 0 21600 21600" draw:glue-points="10800 0 0 10800 10800 21600 21600 10800" draw:type="flowchart-process" draw:enhanced-path="M 0 0 L 21600 0 21600 21600 0 21600 0 0 Z N"/>
        </draw:custom-shape>
        <draw:frame draw:style-name="gr258" draw:text-style-name="P80" draw:layer="layout" svg:width="3.105cm" svg:height="1.076cm" svg:x="68.965cm" svg:y="41.175cm">
          <draw:text-box>
            <text:p><text:span text:style-name="T44">Defines</text:span></text:p>
          </draw:text-box>
        </draw:frame>
        <draw:line draw:style-name="gr236" draw:text-style-name="P9" draw:layer="layout" svg:x1="61.757cm" svg:y1="41.735cm" svg:x2="63.325cm" svg:y2="41.735cm">
          <text:p/>
        </draw:line>
        <draw:frame draw:style-name="gr258" draw:text-style-name="P80" draw:layer="layout" svg:width="3.72cm" svg:height="1.076cm" svg:x="63.392cm" svg:y="41.175cm">
          <draw:text-box>
            <text:p><text:span text:style-name="T44">Uses</text:span></text:p>
          </draw:text-box>
        </draw:frame>
        <draw:line draw:style-name="gr238" draw:text-style-name="P9" draw:layer="layout" svg:x1="67.19cm" svg:y1="41.73cm" svg:x2="68.919cm" svg:y2="41.73cm">
          <text:p/>
        </draw:line>
        <draw:line draw:style-name="gr240" draw:text-style-name="P88" draw:layer="layout" svg:x1="60.472cm" svg:y1="35.102cm" svg:x2="62.206cm" svg:y2="33.661cm">
          <text:p text:style-name="P1"><text:span text:style-name="T46"/></text:p>
          <text:p text:style-name="P1"><text:span text:style-name="T33"/></text:p>
          <text:p text:style-name="P1"><text:span text:style-name="T33"/></text:p>
        </draw:line>
        <draw:line draw:style-name="gr211" draw:text-style-name="P9" draw:layer="layout" svg:x1="53.319cm" svg:y1="34.401cm" svg:x2="71.424cm" svg:y2="34.409cm">
          <text:p/>
        </draw:line>
        <draw:custom-shape draw:style-name="gr260" draw:text-style-name="P91" draw:layer="layout" svg:width="7.473cm" svg:height="1.838cm" svg:x="59.777cm" svg:y="37.565cm">
          <text:p text:style-name="P1">Coordin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38" draw:text-style-name="P9" draw:layer="layout" svg:x1="60.83cm" svg:y1="36.862cm" svg:x2="62.588cm" svg:y2="37.718cm">
          <text:p/>
        </draw:line>
      </draw:page>
      <draw:page draw:name="page19" draw:style-name="dp1" draw:master-page-name="Default">
        <draw:custom-shape draw:style-name="gr261"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62"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3" draw:text-style-name="P71" draw:layer="layout" svg:width="3.447cm" svg:height="1.339cm" svg:x="55.827cm" svg:y="30.221cm">
          <draw:text-box>
            <text:p text:style-name="P1"><text:span text:style-name="T30">Language 1</text:span></text:p>
          </draw:text-box>
        </draw:frame>
        <draw:frame draw:style-name="gr263" draw:text-style-name="P71" draw:layer="layout" svg:width="3.447cm" svg:height="1.339cm" svg:x="67.526cm" svg:y="30.181cm">
          <draw:text-box>
            <text:p text:style-name="P1"><text:span text:style-name="T30">Language 2</text:span></text:p>
          </draw:text-box>
        </draw:frame>
        <draw:custom-shape draw:style-name="gr264"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4"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66" draw:text-style-name="P77" draw:layer="layout" svg:width="3.447cm" svg:height="1.339cm" svg:x="58.076cm" svg:y="29.06cm">
          <draw:text-box>
            <text:p text:style-name="P1"><text:span text:style-name="T3">Language Integrator</text:span></text:p>
          </draw:text-box>
        </draw:frame>
        <draw:custom-shape draw:style-name="gr267" draw:text-style-name="P85" xml:id="id94" draw:id="id94" draw:layer="layout" svg:width="3.052cm" svg:height="3.195cm" svg:x="62.098cm" svg:y="30.317cm">
          <text:p/>
          <draw:enhanced-geometry svg:viewBox="0 0 21600 21600" draw:glue-points="10800 0 0 10800 10800 21600 21600 10800" draw:type="flowchart-process" draw:enhanced-path="M 0 0 L 21600 0 21600 21600 0 21600 0 0 Z N"/>
        </draw:custom-shape>
        <draw:frame draw:style-name="gr263" draw:text-style-name="P71" draw:layer="layout" svg:width="3.447cm" svg:height="1.339cm" svg:x="61.865cm" svg:y="30.246cm">
          <draw:text-box>
            <text:p text:style-name="P1"><text:span text:style-name="T30">Language 1-2</text:span></text:p>
          </draw:text-box>
        </draw:frame>
        <draw:custom-shape draw:style-name="gr264" draw:text-style-name="P83" draw:layer="layout" svg:width="2.101cm" svg:height="0.909cm" svg:x="62.481cm" svg:y="31.031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62.441cm" svg:y="32.101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8" draw:text-style-name="P85" xml:id="id93" draw:id="id93" draw:layer="layout" svg:width="3.052cm" svg:height="2.332cm" svg:x="62.077cm" svg:y="36.661cm">
          <text:p/>
          <draw:enhanced-geometry svg:viewBox="0 0 21600 21600" draw:glue-points="10800 0 0 10800 10800 21600 21600 10800" draw:type="flowchart-process" draw:enhanced-path="M 0 0 L 21600 0 21600 21600 0 21600 0 0 Z N"/>
        </draw:custom-shape>
        <draw:frame draw:style-name="gr269" draw:text-style-name="P29" draw:layer="layout" svg:width="1.757cm" svg:height="0.624cm" svg:x="62.782cm" svg:y="36.77cm">
          <draw:text-box>
            <text:p><text:span text:style-name="T16">Model 3</text:span></text:p>
          </draw:text-box>
        </draw:frame>
        <draw:line draw:style-name="gr230" draw:text-style-name="P88" draw:layer="layout" svg:x1="60.672cm" svg:y1="29.899cm" svg:x2="61.988cm" svg:y2="30.327cm">
          <text:p text:style-name="P1"><text:span text:style-name="T46"/></text:p>
          <text:p text:style-name="P1"><text:span text:style-name="T33"/></text:p>
          <text:p text:style-name="P1"><text:span text:style-name="T33"/></text:p>
        </draw:line>
        <draw:line draw:style-name="gr211" draw:text-style-name="P9" draw:layer="layout" svg:x1="54.366cm" svg:y1="39.956cm" svg:x2="71.974cm" svg:y2="39.948cm">
          <text:p/>
        </draw:line>
        <draw:frame draw:style-name="gr270" draw:text-style-name="P81" draw:layer="layout" svg:width="5.688cm" svg:height="0.861cm" svg:x="54.127cm" svg:y="39.148cm">
          <draw:text-box>
            <text:p><text:span text:style-name="T45">Model Level</text:span></text:p>
          </draw:text-box>
        </draw:frame>
        <draw:line draw:style-name="gr232" draw:text-style-name="P9" draw:layer="layout" svg:x1="55.663cm" svg:y1="41.578cm" svg:x2="57.231cm" svg:y2="41.578cm">
          <text:p/>
        </draw:line>
        <draw:frame draw:style-name="gr271" draw:text-style-name="P80" draw:layer="layout" svg:width="3.72cm" svg:height="1.076cm" svg:x="57.301cm" svg:y="41.04cm">
          <draw:text-box>
            <text:p><text:span text:style-name="T44">Conforms To</text:span></text:p>
          </draw:text-box>
        </draw:frame>
        <draw:line draw:style-name="gr233" draw:text-style-name="P89" draw:layer="layout" svg:x1="63.692cm" svg:y1="41.578cm" svg:x2="65.436cm" svg:y2="41.578cm">
          <text:p/>
        </draw:line>
        <draw:frame draw:style-name="gr271" draw:text-style-name="P80" draw:layer="layout" svg:width="2.708cm" svg:height="1.076cm" svg:x="65.506cm" svg:y="41.04cm">
          <draw:text-box>
            <text:p><text:span text:style-name="T44">Imports</text:span></text:p>
          </draw:text-box>
        </draw:frame>
        <draw:custom-shape draw:style-name="gr272" draw:text-style-name="P9" draw:layer="layout" svg:width="15.853cm" svg:height="1.156cm" svg:x="55.417cm" svg:y="41.019cm">
          <text:p/>
          <draw:enhanced-geometry svg:viewBox="0 0 21600 21600" draw:glue-points="10800 0 0 10800 10800 21600 21600 10800" draw:type="flowchart-process" draw:enhanced-path="M 0 0 L 21600 0 21600 21600 0 21600 0 0 Z N"/>
        </draw:custom-shape>
        <draw:frame draw:style-name="gr271" draw:text-style-name="P80" draw:layer="layout" svg:width="3.105cm" svg:height="1.076cm" svg:x="69.274cm" svg:y="41.04cm">
          <draw:text-box>
            <text:p><text:span text:style-name="T44">Defines</text:span></text:p>
          </draw:text-box>
        </draw:frame>
        <draw:line draw:style-name="gr236" draw:text-style-name="P9" draw:layer="layout" svg:x1="60.466cm" svg:y1="41.6cm" svg:x2="62.034cm" svg:y2="41.6cm">
          <text:p/>
        </draw:line>
        <draw:frame draw:style-name="gr271" draw:text-style-name="P80" draw:layer="layout" svg:width="3.72cm" svg:height="1.076cm" svg:x="62.001cm" svg:y="41.04cm">
          <draw:text-box>
            <text:p><text:span text:style-name="T44">Uses</text:span></text:p>
          </draw:text-box>
        </draw:frame>
        <draw:line draw:style-name="gr237" draw:text-style-name="P89" draw:layer="layout" svg:x1="65.423cm" svg:y1="31.826cm" svg:x2="67.751cm" svg:y2="31.826cm">
          <text:p/>
        </draw:line>
        <draw:line draw:style-name="gr238" draw:text-style-name="P9" draw:layer="layout" svg:x1="67.499cm" svg:y1="41.595cm" svg:x2="69.228cm" svg:y2="41.595cm">
          <text:p/>
        </draw:line>
        <draw:line draw:style-name="gr237" draw:text-style-name="P89" draw:layer="layout" svg:x1="61.824cm" svg:y1="31.897cm" svg:x2="59.315cm" svg:y2="31.904cm">
          <text:p/>
        </draw:line>
        <draw:connector draw:style-name="gr273" draw:text-style-name="P9" draw:layer="layout" svg:x1="63.603cm" svg:y1="36.661cm" svg:x2="63.624cm" svg:y2="33.512cm" draw:start-shape="id93" draw:start-glue-point="4" draw:end-shape="id94" draw:end-glue-point="6" svg:d="M63603 36661v-1574h21v-1575" svg:viewBox="0 0 22 3150">
          <text:p/>
        </draw:connector>
        <draw:line draw:style-name="gr211" draw:text-style-name="P9" draw:layer="layout" svg:x1="54.33cm" svg:y1="35cm" svg:x2="71.659cm" svg:y2="35.06cm">
          <text:p/>
        </draw:line>
        <draw:frame draw:style-name="gr213" draw:text-style-name="P81" draw:layer="layout" svg:width="7.128cm" svg:height="1.673cm" svg:x="54.092cm" svg:y="34.203cm">
          <draw:text-box>
            <text:p><text:span text:style-name="T45">Language Level</text:span></text:p>
          </draw:text-box>
        </draw:frame>
        <draw:frame draw:style-name="gr274" draw:text-style-name="P77" draw:layer="layout" svg:width="1.952cm" svg:height="1.445cm" svg:x="58.516cm" svg:y="37.104cm">
          <draw:text-box>
            <text:p text:style-name="P1"><text:span text:style-name="T3">System </text:span></text:p>
            <text:p text:style-name="P1"><text:span text:style-name="T3">Engineer</text:span></text:p>
          </draw:text-box>
        </draw:frame>
        <draw:g>
          <draw:line draw:style-name="gr151" draw:text-style-name="P9" draw:layer="layout" svg:x1="59.431cm" svg:y1="36.104cm" svg:x2="59.431cm" svg:y2="36.639cm">
            <text:p/>
          </draw:line>
          <draw:line draw:style-name="gr151" draw:text-style-name="P9" draw:layer="layout" svg:x1="59.103cm" svg:y1="36.398cm" svg:x2="59.796cm" svg:y2="36.383cm">
            <text:p/>
          </draw:line>
          <draw:line draw:style-name="gr151" draw:text-style-name="P9" draw:layer="layout" svg:x1="59.429cm" svg:y1="36.641cm" svg:x2="59.151cm" svg:y2="37.127cm">
            <text:p/>
          </draw:line>
          <draw:line draw:style-name="gr151" draw:text-style-name="P9" draw:layer="layout" svg:x1="59.693cm" svg:y1="37.112cm" svg:x2="59.441cm" svg:y2="36.626cm">
            <text:p/>
          </draw:line>
          <draw:custom-shape draw:style-name="gr224" draw:text-style-name="P36" draw:layer="layout" svg:width="0.381cm" svg:height="0.373cm" svg:x="59.242cm" svg:y="35.75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6" draw:text-style-name="P9" draw:layer="layout" svg:x1="60.017cm" svg:y1="35.819cm" svg:x2="61.957cm" svg:y2="33.967cm">
          <text:p/>
        </draw:line>
        <draw:line draw:style-name="gr238" draw:text-style-name="P9" draw:layer="layout" svg:x1="60.365cm" svg:y1="37.286cm" svg:x2="61.81cm" svg:y2="38.19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gradient draw:name="rojomatias" draw:style="linear" draw:start-color="#ffcccc" draw:end-color="#ffffff" draw:start-intensity="100%" draw:end-intensity="100%" draw:angle="0" draw:border="0%"/>
    <draw:marker draw:name="Arrow" svg:viewBox="0 0 20 30" svg:d="M10 0l-10 30h20z"/>
    <draw:marker draw:name="Arrowhead_20_1" draw:display-name="Arrowhead 1" svg:viewBox="0 0 2132 2132" svg:d="M1066 0l1066 2132h-2132z"/>
    <draw:marker draw:name="Arrowhead_20_11" draw:display-name="Arrowhead 11" svg:viewBox="0 0 2132 1146" svg:d="M1066 0l1066 1146-712-272h-708l-712 27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22" draw:display-name="Arrowhead 22" svg:viewBox="0 0 2364 2178" svg:d="M0 2065l1182-2065 1182 2063-64 112-1118-716-1118 719z"/>
    <draw:marker draw:name="Arrowhead_20_8" draw:display-name="Arrowhead 8" svg:viewBox="0 0 1584 2132" svg:d="M792 0l792 2132-529-272h-526l-529 272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3" style:display-name="Default_5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3" style:display-name="Default_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3" style:display-name="Default_2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3" style:display-name="Default_2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4" style:display-name="Default_5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4" style:display-name="Default_5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4" style:display-name="Default_2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4" style:display-name="Default_2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23T12:36:27.475000000</dc:date>
    <meta:editing-duration>P1DT9H33M48S</meta:editing-duration>
    <meta:editing-cycles>261</meta:editing-cycles>
    <meta:generator>LibreOffice/5.0.2.2$Windows_x86 LibreOffice_project/37b43f919e4de5eeaca9b9755ed688758a8251fe</meta:generator>
    <meta:document-statistic meta:object-count="955"/>
  </office:meta>
</office:document-meta>
</file>